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4" svg:font-family="Mangal"/>
    <style:font-face style:name="Monaco" svg:font-family="Monaco"/>
    <style:font-face style:name="F" svg:font-family="" style:font-family-generic="roman"/>
    <style:font-face style:name="Arial Unicode MS1" svg:font-family="'Arial Unicode MS'" style:font-family-generic="swiss"/>
    <style:font-face style:name="Liberation Serif2" svg:font-family="'Liberation Serif'" style:font-pitch="variable"/>
    <style:font-face style:name="Mangal3" svg:font-family="Mangal" style:font-pitch="variable"/>
    <style:font-face style:name="Monaco1" svg:font-family="Monaco" style:font-pitch="variable"/>
    <style:font-face style:name="メイリオ2" svg:font-family="メイリオ" style:font-pitch="variable"/>
    <style:font-face style:name="ＭＳ ゴシック" svg:font-family="'ＭＳ ゴシック'" style:font-pitch="variable"/>
    <style:font-face style:name="ＭＳ Ｐゴシック" svg:font-family="'ＭＳ Ｐゴシック'" style:font-pitch="variable"/>
    <style:font-face style:name="ＭＳ Ｐ明朝3" svg:font-family="'ＭＳ Ｐ明朝'" style:font-pitch="variable"/>
    <style:font-face style:name="Liberation Serif1" svg:font-family="'Liberation Serif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2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Mangal2" svg:font-family="Mang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標準" style:font-family-generic="swiss" style:font-pitch="variable"/>
    <style:font-face style:name="ＭＳ Ｐゴシック1" svg:font-family="'ＭＳ Ｐゴシック'" style:font-family-generic="swiss" style:font-pitch="variable"/>
    <style:font-face style:name="ＭＳ Ｐ明朝1" svg:font-family="'ＭＳ Ｐ明朝'" style:font-family-generic="swiss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Tahoma2" svg:font-family="Tahoma" style:font-family-generic="system" style:font-pitch="variable"/>
    <style:font-face style:name="ＭＳ Ｐゴシック2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style:letter-kerning="true" style:font-name-asian="メイリオ1" style:font-size-asian="11pt" style:font-style-asian="normal" style:font-weight-asian="normal" style:text-emphasize="none"/>
    </style:style>
    <style:style style:name="P2" style:family="paragraph" style:parent-style-name="_3f__3f_">
      <style:paragraph-properties fo:margin-left="0cm" fo:margin-right="0cm" fo:margin-top="0cm" fo:margin-bottom="0cm" loext:contextual-spacing="false" style:line-height-at-least="0.353cm" fo:text-indent="0cm" style:auto-text-indent="false"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style:letter-kerning="true" style:font-name-asian="メイリオ1" style:font-size-asian="11pt" style:font-style-asian="normal" style:font-weight-asian="normal" style:text-emphasize="none"/>
    </style:style>
    <style:style style:name="P3" style:family="paragraph" style:parent-style-name="_3f__3f_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style:letter-kerning="true" style:font-name-asian="メイリオ1" style:font-size-asian="11pt" style:font-style-asian="normal" style:font-weight-asian="normal" style:text-emphasize="none"/>
    </style:style>
    <style:style style:name="P4" style:family="paragraph" style:parent-style-name="Text_20_body"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style:letter-kerning="true" style:font-name-asian="メイリオ1" style:font-size-asian="11pt" style:font-style-asian="normal" style:font-weight-asian="normal" style:text-emphasize="none"/>
    </style:style>
    <style:style style:name="P5" style:family="paragraph" style:parent-style-name="Text_20_body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style:letter-kerning="true" style:font-name-asian="メイリオ1" style:font-size-asian="11pt" style:font-style-asian="normal" style:font-weight-asian="normal" style:text-emphasize="none"/>
    </style:style>
    <style:style style:name="P6" style:family="paragraph">
      <style:text-properties style:font-name="ＭＳ Ｐゴシック" fo:font-size="12pt" style:font-name-asian="ＭＳ Ｐゴシック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style:paragraph-properties fo:line-height="100%" fo:text-align="center" style:text-autospace="none"/>
    </style:style>
    <style:style style:name="P9" style:family="paragraph">
      <style:paragraph-properties fo:line-height="100%" fo:text-align="center" style:text-autospace="none"/>
      <style:text-properties fo:color="#3f7f5f" style:font-name="Monaco" fo:font-size="10pt" style:font-name-asian="ＭＳ Ｐゴシック" style:font-size-asian="10pt" style:font-name-complex="Monaco" style:font-size-complex="10pt"/>
    </style:style>
    <style:style style:name="P10" style:family="paragraph">
      <style:paragraph-properties fo:text-align="center"/>
      <style:text-properties fo:font-size="12pt"/>
    </style:style>
    <style:style style:name="P11" style:family="paragraph">
      <style:paragraph-properties fo:text-align="center"/>
      <style:text-properties style:font-name="ＭＳ Ｐゴシック1" fo:font-size="12pt" fo:font-weight="normal" style:font-size-asian="12pt" style:font-weight-asian="normal" style:font-size-complex="12pt" style:font-weight-complex="normal"/>
    </style:style>
    <style:style style:name="P12" style:family="paragraph">
      <style:paragraph-properties fo:text-align="center"/>
      <style:text-properties style:font-name="ＭＳ Ｐゴシック1" fo:font-size="10pt" style:font-name-asian="ＭＳ Ｐゴシック1" style:font-size-asian="10pt" style:font-size-complex="10pt"/>
    </style:style>
    <style:style style:name="P13" style:family="paragraph">
      <style:text-properties style:font-name="ＭＳ Ｐゴシック" fo:font-size="10pt" style:font-size-asian="10pt" style:font-size-complex="10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size="10pt" style:font-name-asian="ＭＳ Ｐゴシック" style:font-size-asian="10pt" style:font-size-complex="10pt"/>
    </style:style>
    <style:style style:name="P15" style:family="paragraph">
      <style:paragraph-properties fo:text-align="center"/>
      <style:text-properties fo:font-size="10pt" style:font-name-asian="ＭＳ Ｐゴシック1" style:font-size-asian="10pt" style:font-size-complex="10pt"/>
    </style:style>
    <style:style style:name="P16" style:family="paragraph">
      <style:text-properties style:font-name="ＭＳ Ｐゴシック1" fo:font-size="10pt" style:font-size-asian="10pt" style:font-size-complex="10pt"/>
    </style:style>
    <style:style style:name="P17" style:family="paragraph">
      <style:paragraph-properties fo:line-height="100%" fo:text-align="center" style:text-autospace="none"/>
      <style:text-properties style:font-name="ＭＳ Ｐゴシック1" fo:font-size="10pt" style:font-size-asian="10pt" style:font-size-complex="10pt"/>
    </style:style>
    <style:style style:name="P18" style:family="paragraph">
      <style:paragraph-properties fo:text-align="center"/>
      <style:text-properties style:font-name="ＭＳ Ｐゴシック1" fo:font-size="14pt" style:font-size-asian="14pt" style:font-size-complex="14pt"/>
    </style:style>
    <style:style style:name="P19" style:family="paragraph">
      <style:paragraph-properties fo:text-align="center"/>
      <style:text-properties style:font-name="ＭＳ Ｐゴシック1" fo:font-size="10pt" style:font-size-asian="10pt" style:font-size-complex="10pt"/>
    </style:style>
    <style:style style:name="P20" style:family="paragraph">
      <style:paragraph-properties fo:text-align="center"/>
      <style:text-properties style:font-name="メイリオ1" fo:font-size="9pt" style:font-name-asian="メイリオ1" style:font-size-asian="9pt" style:font-size-complex="9pt"/>
    </style:style>
    <style:style style:name="P21" style:family="paragraph">
      <style:paragraph-properties fo:line-height="100%" fo:text-align="center"/>
    </style:style>
    <style:style style:name="P22" style:family="paragraph">
      <style:paragraph-properties fo:text-align="center"/>
      <style:text-properties style:font-name="F" fo:font-size="12pt"/>
    </style:style>
    <style:style style:name="P23" style:family="paragraph">
      <style:paragraph-properties fo:text-align="center"/>
      <style:text-properties style:font-name="F" fo:font-size="12pt" style:font-name-asian="ＭＳ Ｐゴシック1" style:font-size-asian="10pt" style:font-size-complex="10pt"/>
    </style:style>
    <style:style style:name="P24" style:family="paragraph">
      <style:paragraph-properties fo:text-align="center"/>
      <style:text-properties style:font-name="メイリオ1"/>
    </style:style>
    <style:style style:name="P25" style:family="paragraph">
      <style:text-properties fo:font-size="9pt" style:font-name-asian="メイリオ1" style:font-size-asian="9pt" style:font-size-complex="9pt"/>
    </style:style>
    <style:style style:name="T1" style:family="text">
      <style:text-properties style:font-name="ＭＳ Ｐゴシック" fo:font-size="12pt" style:font-name-asian="ＭＳ Ｐゴシック" style:font-size-asian="12pt" style:font-size-complex="12pt"/>
    </style:style>
    <style:style style:name="T2" style:family="text">
      <style:text-properties fo:color="#000000" style:font-name="ＭＳ Ｐゴシック" fo:font-size="12pt" style:font-name-asian="ＭＳ Ｐゴシック" style:font-size-asian="12pt" style:font-name-complex="Monaco" style:font-size-complex="12pt"/>
    </style:style>
    <style:style style:name="T3" style:family="text">
      <style:text-properties fo:color="#000000" style:font-name="メイリオ2" fo:font-size="10pt" style:font-name-asian="ＭＳ Ｐゴシック" style:font-size-asian="10pt" style:font-name-complex="Monaco" style:font-size-complex="10pt"/>
    </style:style>
    <style:style style:name="T4" style:family="text">
      <style:text-properties style:font-name="ＭＳ Ｐゴシック1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ＭＳ Ｐゴシック1" fo:font-size="10pt" style:font-name-asian="ＭＳ Ｐゴシック1" style:font-size-asian="10pt" style:font-size-complex="10pt"/>
    </style:style>
    <style:style style:name="T6" style:family="text">
      <style:text-properties style:font-name="ＭＳ Ｐゴシック" fo:font-size="10pt" style:font-size-asian="10pt" style:font-size-complex="10pt"/>
    </style:style>
    <style:style style:name="T7" style:family="text">
      <style:text-properties fo:font-variant="normal" fo:text-transform="none" style:text-outline="false" style:text-line-through-style="none" style:text-line-through-type="none" style:font-name="メイリオ1" fo:font-size="10pt" fo:text-shadow="none" style:text-underline-style="none" style:letter-kerning="true" style:font-name-asian="ＭＳ Ｐゴシック" style:font-size-asian="10pt" style:font-name-complex="Tahoma1" style:font-size-complex="10pt" style:text-emphasize="none" style:font-relief="none" style:text-overline-style="none" style:text-overline-color="font-color"/>
    </style:style>
    <style:style style:name="T8" style:family="text">
      <style:text-properties fo:font-size="10pt" style:font-name-asian="ＭＳ Ｐゴシック1" style:font-size-asian="10pt" style:font-size-complex="10pt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メイリオ2" fo:font-size="10pt" fo:text-shadow="none" style:text-underline-style="none" style:letter-kerning="true" style:font-name-asian="ＭＳ Ｐゴシック" style:font-size-asian="10pt" style:font-name-complex="Monaco" style:font-size-complex="10pt" style:text-emphasize="none" style:font-relief="none" style:text-overline-style="none" style:text-overline-color="font-color"/>
    </style:style>
    <style:style style:name="T10" style:family="text">
      <style:text-properties style:font-name="ＭＳ Ｐゴシック1" fo:font-size="14pt" style:font-size-asian="14pt" style:font-size-complex="14pt"/>
    </style:style>
    <style:style style:name="T11" style:family="text">
      <style:text-properties style:font-name="ＭＳ ゴシック" fo:font-size="10pt" style:font-name-asian="メイリオ1" style:font-size-asian="10pt" style:font-size-complex="10pt"/>
    </style:style>
    <style:style style:name="T12" style:family="text">
      <style:text-properties style:font-name="メイリオ1" fo:font-size="9pt" style:font-name-asian="メイリオ1" style:font-size-asian="9pt" style:font-size-complex="9pt"/>
    </style:style>
    <style:style style:name="T13" style:family="text">
      <style:text-properties fo:font-size="10pt" style:font-name-asian="ＭＳ Ｐゴシック" style:font-size-asian="10pt" style:font-size-complex="10pt"/>
    </style:style>
    <style:style style:name="T14" style:family="text">
      <style:text-properties style:font-name="メイリオ1" fo:font-size="11pt" style:font-name-asian="メイリオ1" style:font-size-asian="11pt" style:font-size-complex="11pt"/>
    </style:style>
    <style:style style:name="T15" style:family="text">
      <style:text-properties style:font-name="メイリオ1"/>
    </style:style>
    <style:style style:name="T16" style:family="text">
      <style:text-properties fo:font-size="9pt" style:font-name-asian="メイリオ1" style:font-size-asian="9pt" style:font-size-complex="9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marker-end="Arrow" draw:fill="none" draw:fill-color="#ffffff" fo:min-height="9.349cm" style:run-through="foreground"/>
    </style:style>
    <style:style style:name="gr3" style:family="graphic">
      <style:graphic-properties svg:stroke-color="#000000" draw:marker-end="Arrow" draw:marker-end-width="0.3cm" draw:fill="solid" draw:fill-color="#ffffff" draw:textarea-horizontal-align="center" draw:textarea-vertical-align="middle" style:run-through="foreground"/>
    </style:style>
    <style:style style:name="gr4" style:family="graphic">
      <style:graphic-properties svg:stroke-color="#000000" draw:marker-end="Arrow" draw:fill="solid" draw:fill-color="#ffffff" draw:textarea-horizontal-align="justify" draw:textarea-vertical-align="middle" draw:auto-grow-height="false" fo:min-height="1.863cm" fo:min-width="7.223cm" style:run-through="foreground"/>
    </style:style>
    <style:style style:name="gr5" style:family="graphic">
      <style:graphic-properties svg:stroke-color="#000000" draw:fill="solid" draw:fill-color="#ffffff" draw:textarea-horizontal-align="justify" draw:textarea-vertical-align="middle" draw:auto-grow-height="false" fo:min-height="0.949cm" fo:min-width="2.378cm" style:run-through="foreground"/>
    </style:style>
    <style:style style:name="gr6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25cm" fo:min-width="7.223cm" style:run-through="foreground"/>
    </style:style>
    <style:style style:name="gr7" style:family="graphic">
      <style:graphic-properties svg:stroke-color="#000000" draw:marker-end="Arrow" draw:fill="solid" draw:fill-color="#ffffff" draw:textarea-horizontal-align="justify" draw:textarea-vertical-align="middle" draw:auto-grow-height="false" fo:min-height="1.427cm" fo:min-width="7.223cm" style:run-through="foreground"/>
    </style:style>
    <style:style style:name="gr8" style:family="graphic">
      <style:graphic-properties draw:stroke="none" svg:stroke-color="#000000" draw:fill="none" draw:fill-color="#ffffff" fo:min-height="0.626cm" style:run-through="foreground"/>
    </style:style>
    <style:style style:name="gr9" style:family="graphic">
      <style:graphic-properties style:run-through="foreground"/>
    </style:style>
    <style:style style:name="gr10" style:family="graphic">
      <style:graphic-properties svg:stroke-color="#000000" draw:fill="solid" draw:fill-color="#ffffff" draw:textarea-horizontal-align="justify" draw:textarea-vertical-align="middle" draw:auto-grow-height="false" fo:min-height="2.009cm" fo:min-width="6.207cm" style:run-through="foreground"/>
    </style:style>
    <style:style style:name="gr11" style:family="graphic">
      <style:graphic-properties svg:stroke-color="#000000" draw:marker-end="" draw:fill="solid" draw:fill-color="#ffffff" draw:textarea-horizontal-align="center" draw:textarea-vertical-align="middle" style:run-through="foreground"/>
    </style:style>
    <style:style style:name="gr12" style:family="graphic">
      <style:graphic-properties draw:stroke="none" svg:stroke-color="#000000" draw:marker-end="Arrow" draw:fill="none" draw:fill-color="#ffffff" fo:min-height="0.476cm" style:run-through="foreground"/>
    </style:style>
    <style:style style:name="gr13" style:family="graphic">
      <style:graphic-properties svg:stroke-color="#000000" draw:marker-end="Arrow" draw:fill="solid" draw:fill-color="#ffffff" draw:textarea-horizontal-align="justify" draw:textarea-vertical-align="middle" draw:auto-grow-height="false" fo:min-height="1.376cm" fo:min-width="7.223cm" style:run-through="foreground"/>
    </style:style>
    <style:style style:name="gr14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62cm" fo:min-width="7.223cm" style:run-through="foreground"/>
    </style:style>
    <style:style style:name="gr15" style:family="graphic">
      <style:graphic-properties svg:stroke-color="#000000" draw:marker-end="Arrow" draw:fill="solid" draw:fill-color="#ffffff" draw:textarea-horizontal-align="justify" draw:textarea-vertical-align="middle" draw:auto-grow-height="false" fo:min-height="1.279cm" fo:min-width="7.223cm" style:run-through="foreground"/>
    </style:style>
    <style:style style:name="gr16" style:family="graphic">
      <style:graphic-properties svg:stroke-color="#000000" draw:marker-end="Arrow" draw:fill="solid" draw:fill-color="#ffffff" draw:textarea-horizontal-align="justify" draw:textarea-vertical-align="middle" draw:auto-grow-height="false" fo:min-height="0.995cm" fo:min-width="7.223cm" style:run-through="foreground"/>
    </style:style>
    <style:style style:name="gr17" style:family="graphic">
      <style:graphic-properties svg:stroke-color="#000000" draw:marker-end="Arrow" draw:fill="solid" draw:fill-color="#ffffff" draw:textarea-horizontal-align="justify" draw:textarea-vertical-align="middle" draw:auto-grow-height="false" fo:min-height="1.358cm" fo:min-width="7.223cm" style:run-through="foreground"/>
    </style:style>
    <style:style style:name="gr18" style:family="graphic">
      <style:graphic-properties svg:stroke-color="#000000" draw:fill="solid" draw:fill-color="#ffffff" draw:textarea-horizontal-align="center" draw:textarea-vertical-align="middle" style:run-through="foreground"/>
    </style:style>
    <style:style style:name="gr19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32cm" fo:min-width="7.223cm" style:run-through="foreground"/>
    </style:style>
    <style:style style:name="gr20" style:family="graphic">
      <style:graphic-properties svg:stroke-color="#000000" draw:marker-end="Arrow" draw:fill="solid" draw:fill-color="#ffffff" draw:textarea-horizontal-align="justify" draw:textarea-vertical-align="middle" draw:auto-grow-height="false" fo:min-height="1.651cm" fo:min-width="7.223cm" style:run-through="foreground"/>
    </style:style>
    <style:style style:name="gr21" style:family="graphic">
      <style:graphic-properties svg:stroke-color="#000000" draw:marker-end="Arrow" draw:fill="solid" draw:fill-color="#ffffff" draw:textarea-horizontal-align="justify" draw:textarea-vertical-align="middle" draw:auto-grow-height="false" fo:min-height="1.222cm" fo:min-width="7.223cm" style:run-through="foreground"/>
    </style:style>
    <style:style style:name="gr22" style:family="graphic">
      <style:graphic-properties svg:stroke-color="#000000" draw:fill="solid" draw:fill-color="#ffffff" draw:textarea-horizontal-align="justify" draw:textarea-vertical-align="middle" draw:auto-grow-height="false" fo:min-height="1.258cm" fo:min-width="3.096cm" style:run-through="foreground"/>
    </style:style>
    <style:style style:name="gr23" style:family="graphic">
      <style:graphic-properties svg:stroke-color="#000000" draw:marker-end="Arrow" draw:marker-end-width="0.3cm" draw:textarea-horizontal-align="center" draw:textarea-vertical-align="middle" style:run-through="foreground"/>
    </style:style>
    <style:style style:name="gr24" style:family="graphic">
      <style:graphic-properties svg:stroke-color="#000000" draw:fill="solid" draw:fill-color="#ffffff" draw:textarea-horizontal-align="justify" draw:textarea-vertical-align="middle" draw:auto-grow-height="false" fo:min-height="2.623cm" fo:min-width="6.207cm" style:run-through="foreground"/>
    </style:style>
    <style:style style:name="gr25" style:family="graphic">
      <style:graphic-properties draw:stroke="none" svg:stroke-color="#000000" draw:marker-end="Arrow" draw:fill="none" draw:fill-color="#ffffff" fo:min-height="0.623cm" style:run-through="foreground"/>
    </style:style>
    <style:style style:name="gr26" style:family="graphic">
      <style:graphic-properties svg:stroke-color="#000000" draw:fill="solid" draw:fill-color="#ffffff" draw:textarea-horizontal-align="justify" draw:textarea-vertical-align="middle" draw:auto-grow-height="false" fo:min-height="1.533cm" fo:min-width="6.976cm" style:run-through="foreground"/>
    </style:style>
    <style:style style:name="gr27" style:family="graphic">
      <style:graphic-properties draw:stroke="none" svg:stroke-color="#000000" draw:marker-end="Arrow" draw:fill="none" draw:fill-color="#ffffff" fo:min-height="1.24cm" style:run-through="foreground"/>
    </style:style>
    <style:style style:name="gr28" style:family="graphic">
      <style:graphic-properties svg:stroke-color="#000000" draw:fill="solid" draw:fill-color="#ffffff" draw:textarea-horizontal-align="justify" draw:textarea-vertical-align="middle" draw:auto-grow-height="false" fo:min-height="0.646cm" fo:min-width="3.911cm" style:run-through="foreground"/>
    </style:style>
    <style:style style:name="gr29" style:family="graphic">
      <style:graphic-properties svg:stroke-color="#000000" draw:marker-end="Arrow" draw:fill="solid" draw:fill-color="#ffffff" draw:textarea-horizontal-align="justify" draw:textarea-vertical-align="middle" draw:auto-grow-height="false" fo:min-height="1.746cm" fo:min-width="7.223cm" style:run-through="foreground"/>
    </style:style>
    <style:style style:name="gr30" style:family="graphic">
      <style:graphic-properties svg:stroke-color="#000000" draw:fill="solid" draw:fill-color="#ffffff" draw:textarea-horizontal-align="justify" draw:textarea-vertical-align="middle" draw:auto-grow-height="false" fo:min-height="1.462cm" fo:min-width="4.902cm" style:run-through="foreground"/>
    </style:style>
    <style:style style:name="gr31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87cm" fo:min-width="7.223cm" style:run-through="foreground"/>
    </style:style>
    <style:style style:name="gr32" style:family="graphic">
      <style:graphic-properties svg:stroke-color="#000000" draw:fill="solid" draw:fill-color="#ffffff" draw:textarea-horizontal-align="justify" draw:textarea-vertical-align="middle" draw:auto-grow-height="false" fo:min-height="0.947cm" fo:min-width="0.945cm" style:run-through="foreground"/>
    </style:style>
    <style:style style:name="gr33" style:family="graphic">
      <style:graphic-properties svg:stroke-color="#000000" draw:marker-end="Arrow" draw:fill="solid" draw:fill-color="#ffffff" draw:textarea-horizontal-align="justify" draw:textarea-vertical-align="middle" draw:auto-grow-height="false" fo:min-height="0.977cm" fo:min-width="7.223cm" style:run-through="foreground"/>
    </style:style>
    <style:style style:name="gr34" style:family="graphic">
      <style:graphic-properties svg:stroke-color="#000000" draw:marker-end="Arrow" draw:fill="solid" draw:fill-color="#ffffff" draw:textarea-horizontal-align="justify" draw:textarea-vertical-align="middle" draw:auto-grow-height="false" fo:min-height="0.968cm" fo:min-width="7.204cm" style:run-through="foreground"/>
    </style:style>
    <style:style style:name="gr35" style:family="graphic">
      <style:graphic-properties svg:stroke-color="#000000" draw:marker-end="Arrow" draw:fill="solid" draw:fill-color="#ffffff" draw:textarea-horizontal-align="justify" draw:textarea-vertical-align="middle" draw:auto-grow-height="false" fo:min-height="0.977cm" fo:min-width="7.872cm" style:run-through="foreground"/>
    </style:style>
    <style:style style:name="gr36" style:family="graphic">
      <style:graphic-properties svg:stroke-color="#000000" draw:marker-end="Arrow" draw:fill="solid" draw:fill-color="#ffffff" draw:textarea-horizontal-align="justify" draw:textarea-vertical-align="middle" draw:auto-grow-height="false" fo:min-height="0.76cm" fo:min-width="7.872cm" style:run-through="foreground"/>
    </style:style>
    <style:style style:name="gr37" style:family="graphic">
      <style:graphic-properties svg:stroke-color="#000000" draw:fill="solid" draw:fill-color="#ffffff" draw:textarea-horizontal-align="justify" draw:textarea-vertical-align="middle" draw:auto-grow-height="false" fo:min-height="0.981cm" fo:min-width="4.902cm" style:run-through="foreground"/>
    </style:style>
    <style:style style:name="gr38" style:family="graphic">
      <style:graphic-properties svg:stroke-color="#000000" draw:fill="solid" draw:fill-color="#ffffff" draw:textarea-horizontal-align="justify" draw:textarea-vertical-align="middle" draw:auto-grow-height="false" fo:min-height="0.947cm" fo:min-width="2.374cm" style:run-through="foreground"/>
    </style:style>
    <style:style style:name="gr39" style:family="graphic">
      <style:graphic-properties svg:stroke-color="#000000" draw:marker-end="Arrow" draw:fill="solid" draw:fill-color="#ffffff" draw:textarea-horizontal-align="justify" draw:textarea-vertical-align="middle" draw:auto-grow-height="false" fo:min-height="0.69cm" fo:min-width="7.223cm" style:run-through="foreground"/>
    </style:style>
    <style:style style:name="gr40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cm" fo:min-width="7.223cm" style:run-through="foreground"/>
    </style:style>
    <style:style style:name="gr41" style:family="graphic">
      <style:graphic-properties svg:stroke-color="#000000" draw:fill="solid" draw:fill-color="#ffffff" draw:textarea-horizontal-align="justify" draw:textarea-vertical-align="middle" draw:auto-grow-height="false" fo:min-height="1.254cm" fo:min-width="3.094cm" style:run-through="foreground"/>
    </style:style>
    <style:style style:name="gr42" style:family="graphic">
      <style:graphic-properties svg:stroke-color="#000000" draw:marker-end="Arrow" draw:fill="solid" draw:fill-color="#ffffff" draw:textarea-horizontal-align="justify" draw:textarea-vertical-align="middle" draw:auto-grow-height="false" fo:min-height="1.363cm" fo:min-width="7.223cm" style:run-through="foreground"/>
    </style:style>
    <style:style style:name="gr43" style:family="graphic">
      <style:graphic-properties svg:stroke-color="#000000" draw:marker-end="Arrow" draw:fill="solid" draw:fill-color="#ffffff" draw:textarea-horizontal-align="justify" draw:textarea-vertical-align="middle" draw:auto-grow-height="false" fo:min-height="1.265cm" fo:min-width="7.225cm" style:run-through="foreground"/>
    </style:style>
    <style:style style:name="gr44" style:family="graphic">
      <style:graphic-properties svg:stroke-color="#000000" draw:marker-end="Arrow" draw:fill="solid" draw:fill-color="#ffffff" draw:textarea-horizontal-align="justify" draw:textarea-vertical-align="middle" draw:auto-grow-height="false" fo:min-height="1.365cm" fo:min-width="7.223cm" style:run-through="foreground"/>
    </style:style>
    <style:style style:name="gr45" style:family="graphic">
      <style:graphic-properties svg:stroke-color="#000000" draw:marker-end="Arrow" draw:fill="solid" draw:fill-color="#ffffff" draw:textarea-horizontal-align="justify" draw:textarea-vertical-align="middle" draw:auto-grow-height="false" fo:min-height="1.281cm" fo:min-width="7.223cm" style:run-through="foreground"/>
    </style:style>
    <style:style style:name="gr46" style:family="graphic">
      <style:graphic-properties svg:stroke-color="#000000" draw:fill="solid" draw:fill-color="#ffffff" draw:textarea-horizontal-align="justify" draw:textarea-vertical-align="middle" draw:auto-grow-height="false" fo:min-height="0.649cm" fo:min-width="3.914cm" style:run-through="foreground"/>
    </style:style>
    <style:style style:name="gr47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61cm" fo:min-width="7.223cm" style:run-through="foreground"/>
    </style:style>
    <style:style style:name="gr48" style:family="graphic">
      <style:graphic-properties svg:stroke-color="#000000" draw:marker-end="Arrow" draw:fill="solid" draw:fill-color="#ffffff" draw:textarea-horizontal-align="justify" draw:textarea-vertical-align="middle" draw:auto-grow-height="false" fo:min-height="1.406cm" fo:min-width="7.223cm" style:run-through="foreground"/>
    </style:style>
    <style:style style:name="gr49" style:family="graphic">
      <style:graphic-properties svg:stroke-color="#000000" draw:marker-end="Arrow" draw:fill="solid" draw:fill-color="#ffffff" draw:textarea-horizontal-align="justify" draw:textarea-vertical-align="middle" draw:auto-grow-height="false" fo:min-height="1.621cm" fo:min-width="7.223cm" style:run-through="foreground"/>
    </style:style>
    <style:style style:name="gr50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draw:stroke="none" svg:stroke-color="#000000" draw:fill="none" draw:fill-color="#ffffff" fo:min-height="12.2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>
      <style:graphic-properties svg:stroke-color="#000000" draw:fill="solid" draw:fill-color="#ffffff" draw:textarea-horizontal-align="justify" draw:textarea-vertical-align="middle" draw:auto-grow-height="false" fo:min-height="0.947cm" fo:min-width="0.9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svg:stroke-color="#000000" draw:marker-end="Arrow" draw:marker-end-width="0.3cm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svg:stroke-color="#000000" draw:fill="solid" draw:fill-color="#ffffff" draw:textarea-horizontal-align="justify" draw:textarea-vertical-align="middle" draw:auto-grow-height="false" fo:min-height="1.859cm" fo:min-width="5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5" style:family="graphic">
      <style:graphic-properties svg:stroke-color="#000000" draw:fill="solid" draw:fill-color="#ffffff" draw:textarea-horizontal-align="justify" draw:textarea-vertical-align="middle" draw:auto-grow-height="false" fo:min-height="1.323cm" fo:min-width="5.8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>
      <style:graphic-properties draw:stroke="none" svg:stroke-color="#000000" draw:fill="none" draw:fill-color="#ffffff" fo:min-height="1.3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>
      <style:graphic-properties svg:stroke-color="#000000" draw:fill="solid" draw:fill-color="#ffffff" draw:textarea-horizontal-align="justify" draw:textarea-vertical-align="middle" draw:auto-grow-height="false" fo:min-height="2.208cm" fo:min-width="5.7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8" style:family="graphic">
      <style:graphic-properties svg:stroke-color="#000000" draw:fill="solid" draw:fill-color="#ffffff" draw:textarea-horizontal-align="justify" draw:textarea-vertical-align="middle" draw:auto-grow-height="false" fo:min-height="0.646cm" fo:min-width="3.3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line text:anchor-type="paragraph" draw:z-index="21" draw:style-name="gr50" draw:text-style-name="P7" svg:x1="6.608cm" svg:y1="-0.168cm" svg:x2="6.608cm" svg:y2="25.632cm"><text:p/></draw:line><draw:frame text:anchor-type="paragraph" draw:z-index="22" draw:style-name="gr51" svg:width="6.291cm" svg:height="12.284cm" svg:x="0.088cm" svg:y="0.011cm"><draw:text-box><text:p><text:span text:style-name="T14">Fig1</text:span></text:p><text:p><text:span text:style-name="T14">関数名：</text:span><text:span text:style-name="T14">createObjRule</text:span></text:p><text:p><text:span text:style-name="T14">概要：各画面のリストの設定を</text:span></text:p><text:p><text:span text:style-name="T14">　　　作る。</text:span></text:p><text:p><text:span text:style-name="T14">引数：</text:span><text:span text:style-name="T14">Map objRule:</text:span><text:span text:style-name="T14">画面ごとの</text:span></text:p><text:p><text:span text:style-name="T14">　　　</text:span><text:span text:style-name="T14">jqGrid</text:span><text:span text:style-name="T14">による表の設定を</text:span></text:p><text:p><text:span text:style-name="T14">　　　格納した連想配列。</text:span></text:p><text:p><text:span text:style-name="T14">　　　</text:span><text:span text:style-name="T14">:Array </text:span></text:p><text:p><text:span text:style-name="T14">　　　　</text:span><text:span text:style-name="T14">hasObjRuleFigs:objRule</text:span></text:p><text:p><text:span text:style-name="T14">　　　　を作る画面名のリスト</text:span></text:p><text:p><text:span text:style-name="T14">　　　　の配列。</text:span></text:p><text:p><text:span text:style-name="T14"><text:s text:c="8"/></text:span><text:span text:style-name="T14">:Map ondblClickRowEvents:</text:span></text:p><text:p><text:span text:style-name="T14">　　　画面ごとのレコードをダブル</text:span></text:p><text:p><text:span text:style-name="T14">　　　クリックしたときのイベン</text:span></text:p><text:p><text:span text:style-name="T14">　　　トを格納する連想配列。</text:span></text:p><text:p><text:span text:style-name="T14">戻り値：なし</text:span></text:p></draw:text-box></draw:frame><draw:custom-shape text:anchor-type="paragraph" draw:z-index="23" draw:style-name="gr52" draw:text-style-name="P24" svg:width="1.338cm" svg:height="1.34cm" svg:x="10.287cm" svg:y="0.007cm"><text:p text:style-name="P7"><text:span text:style-name="T15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4" draw:style-name="gr53" draw:text-style-name="P7" svg:x1="10.993cm" svg:y1="1.346cm" svg:x2="10.993cm" svg:y2="2.415cm"><text:p/></draw:line><draw:custom-shape text:anchor-type="paragraph" draw:z-index="25" draw:style-name="gr52" draw:text-style-name="P24" svg:width="1.338cm" svg:height="1.34cm" svg:x="10.472cm" svg:y="13.942cm"><text:p text:style-name="P7"><text:span text:style-name="T15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style-name="gr54" draw:text-style-name="P20" svg:width="5.035cm" svg:height="1.86cm" svg:x="8.472cm" svg:y="2.085cm"><text:p text:style-name="P7"><text:span text:style-name="T12">objRule</text:span><text:span text:style-name="T12">が必要な画面をリスト</text:span></text:p><text:p text:style-name="P7"><text:span text:style-name="T12">アップした配列</text:span><text:span text:style-name="T12">hasObjRuleFigs</text:span></text:p><text:p text:style-name="P7"><text:span text:style-name="T12">の要素数を取得して</text:span></text:p><text:p text:style-name="P7"><text:span text:style-name="T12">objRuleLength</text:span><text:span text:style-name="T12">に格納する。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27" draw:style-name="gr53" draw:text-style-name="P7" svg:x1="10.993cm" svg:y1="3.944cm" svg:x2="10.993cm" svg:y2="5.013cm"><text:p/></draw:line><draw:custom-shape text:anchor-type="paragraph" draw:z-index="28" draw:style-name="gr55" svg:width="5.894cm" svg:height="1.324cm" svg:x="8.038cm" svg:y="5.013cm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29" draw:style-name="gr56" draw:text-style-name="P25" svg:width="2.938cm" svg:height="1.431cm" svg:x="9.532cm" svg:y="5.013cm"><draw:text-box><text:p><text:span text:style-name="T16">必要なだけの</text:span><text:span text:style-name="T16">objRule</text:span><text:span text:style-name="T16">ができるまで繰り返す。</text:span></text:p></draw:text-box></draw:frame><draw:custom-shape text:anchor-type="paragraph" draw:z-index="30" draw:style-name="gr57" draw:text-style-name="P20" svg:width="5.76cm" svg:height="2.209cm" svg:x="8.262cm" svg:y="7.692cm"><text:p text:style-name="P7"><text:span text:style-name="T12">　各画面ごとの</text:span><text:span text:style-name="T12">objRule</text:span><text:span text:style-name="T12">を作成する。</text:span></text:p><text:p text:style-name="P7"><text:span text:style-name="T12">キー「</text:span><text:span text:style-name="T12">ondblClickRow</text:span><text:span text:style-name="T12">」の値に</text:span></text:p><text:p text:style-name="P7"><text:span text:style-name="T12">ondblClickRowEvents</text:span><text:span text:style-name="T12">に格納さ</text:span></text:p><text:p text:style-name="P7"><text:span text:style-name="T12">れた各画面ごとの無名関数を登録する。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1" draw:style-name="gr58" draw:text-style-name="P25" svg:width="5.894cm" svg:height="1.154cm" svg:x="8.117cm" svg:y="11.058cm"><text:p><text:span text:style-name="T16"/></text:p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text:anchor-type="paragraph" draw:z-index="32" draw:style-name="gr53" draw:text-style-name="P7" svg:x1="11.045cm" svg:y1="6.336cm" svg:x2="11.045cm" svg:y2="7.795cm"><text:p/></draw:line><draw:line text:anchor-type="paragraph" draw:z-index="33" draw:style-name="gr53" draw:text-style-name="P7" svg:x1="11.072cm" svg:y1="9.901cm" svg:x2="11.072cm" svg:y2="11.104cm"><text:p/></draw:line><draw:line text:anchor-type="paragraph" draw:z-index="34" draw:style-name="gr53" draw:text-style-name="P7" svg:x1="11.125cm" svg:y1="12.212cm" svg:x2="11.125cm" svg:y2="14.009cm"><text:p/></draw:line></text:p>
      <text:p text:style-name="P2"><draw:g text:anchor-type="paragraph" draw:z-index="11" draw:style-name="gr1"><draw:frame draw:style-name="gr2" draw:text-style-name="P6" svg:width="6.448cm" svg:height="9.349cm" svg:x="-0.025cm" svg:y="0.095cm"><draw:text-box><text:p><text:span text:style-name="T1">Fig77</text:span></text:p><text:p><text:span text:style-name="T1">関数名：</text:span><text:span text:style-name="T1">createCheckProduct</text:span></text:p><text:p><text:span text:style-name="T1">　　　　　</text:span><text:span text:style-name="T1">CodeDialog</text:span></text:p><text:p><text:span text:style-name="T1">概要 <text:s/></text:span><text:span text:style-name="T1">:</text:span><text:span text:style-name="T2">リンクリストのダイアログを作</text:span></text:p><text:p><text:span text:style-name="T2">　　　　　る。</text:span></text:p><text:p><text:span text:style-name="T1">引数 <text:s/></text:span><text:span text:style-name="T1">:</text:span><text:span text:style-name="T1">なし</text:span></text:p><text:p><text:span text:style-name="T1">戻り値</text:span><text:span text:style-name="T1">:</text:span><text:span text:style-name="T1">なし</text:span></text:p><text:p><text:span text:style-name="T1"/></text:p><text:p><text:span text:style-name="T1"/></text:p></draw:text-box></draw:frame><draw:line draw:style-name="gr3" draw:text-style-name="P7" svg:x1="11.204cm" svg:y1="1.222cm" svg:x2="11.204cm" svg:y2="2.379cm"><text:p/></draw:line><draw:line draw:style-name="gr3" draw:text-style-name="P10" svg:x1="11.13cm" svg:y1="7.897cm" svg:x2="11.13cm" svg:y2="9.197cm"><text:p/></draw:line><draw:frame draw:style-name="gr8" svg:width="0.602cm" svg:height="0.627cm" svg:x="11.941cm" svg:y="7.898cm"><draw:text-box><text:p>Y</text:p></draw:text-box></draw:frame><draw:custom-shape draw:style-name="gr29" draw:text-style-name="P9" svg:width="7.224cm" svg:height="1.747cm" svg:x="7.544cm" svg:y="2.37cm"><text:p text:style-name="P8"><text:span text:style-name="T3">商品情報登録・編集時に製品コードが被っ</text:span></text:p><text:p text:style-name="P8"><text:span text:style-name="T3">たらレコードを上書きするかどうかを確認す</text:span></text:p><text:p text:style-name="P21"><text:span text:style-name="T3">るダイアログを作る。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svg:width="0.602cm" svg:height="0.627cm" svg:x="12.068cm" svg:y="19.529cm"><draw:text-box><text:p>Y</text:p></draw:text-box></draw:frame><draw:frame draw:style-name="gr8" svg:width="0.602cm" svg:height="0.627cm" svg:x="14.693cm" svg:y="17.448cm"><draw:text-box><text:p>N</text:p></draw:text-box></draw:frame><draw:frame draw:style-name="gr8" svg:width="0.602cm" svg:height="0.627cm" svg:x="16.078cm" svg:y="5.357cm"><draw:text-box><text:p>N</text:p></draw:text-box></draw:frame><draw:custom-shape draw:style-name="gr41" draw:text-style-name="P14" svg:width="6.185cm" svg:height="2.507cm" svg:x="8.029cm" svg:y="5.392cm"><text:p text:style-name="P7"><text:span text:style-name="T7">上書きボタンを押す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0" svg:x1="11.154cm" svg:y1="4.117cm" svg:x2="11.154cm" svg:y2="5.44cm"><text:p/></draw:line><draw:line draw:style-name="gr3" draw:text-style-name="P10" svg:x1="11.094cm" svg:y1="11.751cm" svg:x2="11.094cm" svg:y2="12.943cm"><text:p/></draw:line><draw:g draw:style-name="gr9"><draw:custom-shape draw:style-name="gr24" draw:text-style-name="P20" svg:width="8.113cm" svg:height="2.622cm" svg:x="7.158cm" svg:y="9.13cm"><text:p text:style-name="P7"><text:span text:style-name="T11">overwriteSameProductCodeRecord</text:span><text:span text:style-name="T12">()</text:span></text:p><text:p text:style-name="P7"/><text:p text:style-name="P7"/><text:p text:style-name="P7"><text:span text:style-name="T13">同じ製品コードの製品のレコードを</text:span></text:p><text:p text:style-name="P7"><text:span text:style-name="T13">上書きする。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draw:style-name="gr11" draw:text-style-name="P7" svg:x1="8.092cm" svg:y1="10.34cm" svg:x2="14.295cm" svg:y2="10.34cm"><text:p/></draw:line><draw:frame draw:style-name="gr25" draw:text-style-name="P13" svg:width="1.271cm" svg:height="0.623cm" svg:x="14.061cm" svg:y="11.931cm"><draw:text-box><text:p><text:span text:style-name="T6">fig76</text:span></text:p></draw:text-box></draw:frame></draw:g><draw:custom-shape draw:style-name="gr33" draw:text-style-name="P9" svg:width="7.224cm" svg:height="0.978cm" svg:x="7.514cm" svg:y="12.945cm"><text:p text:style-name="P8"><text:span text:style-name="T3">このダイアログを閉じる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4" draw:text-style-name="P9" svg:width="7.204cm" svg:height="0.969cm" svg:x="7.482cm" svg:y="15.002cm"><text:p text:style-name="P8"><text:span text:style-name="T3">製品情報レコード編集のダイアログを閉じ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0" svg:x1="11.064cm" svg:y1="13.922cm" svg:x2="11.064cm" svg:y2="15.114cm"><text:p/></draw:line><draw:polyline draw:style-name="gr3" draw:text-style-name="P7" svg:width="5.529cm" svg:height="9.734cm" svg:x="11.064cm" svg:y="6.662cm" svg:viewBox="0 0 5530 9735" draw:points="3081,0 5530,0 5530,9735 0,9735"><text:p/></draw:polyline><draw:line draw:style-name="gr3" draw:text-style-name="P10" svg:x1="11.064cm" svg:y1="15.97cm" svg:x2="11.064cm" svg:y2="17.162cm"><text:p/></draw:line><draw:custom-shape draw:style-name="gr41" draw:text-style-name="P14" svg:width="6.185cm" svg:height="2.507cm" svg:x="7.967cm" svg:y="17.155cm"><text:p text:style-name="P7"><text:span text:style-name="T7">キャンセルボタンを押す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33" draw:text-style-name="P9" svg:width="7.224cm" svg:height="0.978cm" svg:x="7.426cm" svg:y="20.406cm"><text:p text:style-name="P8"><text:span text:style-name="T3">このダイアログを閉じ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0" svg:x1="11.065cm" svg:y1="19.662cm" svg:x2="11.065cm" svg:y2="20.473cm"><text:p/></draw:line><draw:polyline draw:style-name="gr3" draw:text-style-name="P10" svg:width="5.532cm" svg:height="3.592cm" svg:x="11.065cm" svg:y="18.401cm" svg:viewBox="0 0 5533 3593" draw:points="3083,0 5533,0 5533,3593 0,3593"><text:p/></draw:polyline><draw:line draw:style-name="gr3" draw:text-style-name="P10" svg:x1="11.065cm" svg:y1="21.383cm" svg:x2="11.065cm" svg:y2="23.348cm"><text:p/></draw:line><draw:custom-shape draw:style-name="gr38" draw:text-style-name="P11" svg:width="2.767cm" svg:height="1.34cm" svg:x="9.8cm" svg:y="-0.143cm"><text:p text:style-name="P7"><text:span text:style-name="T4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8" draw:text-style-name="P11" svg:width="2.767cm" svg:height="1.34cm" svg:x="9.653cm" svg:y="23.288cm"><text:p text:style-name="P7"><text:span text:style-name="T4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18" draw:text-style-name="P7" svg:x1="6.725cm" svg:y1="-0.145cm" svg:x2="6.725cm" svg:y2="25.511cm"><text:p/></draw:line></draw:g></text:p>
      <text:p text:style-name="P3"/>
      <text:p text:style-name="P1"><draw:g text:anchor-type="paragraph" draw:z-index="10" draw:style-name="gr1"><draw:frame draw:style-name="gr2" draw:text-style-name="P6" svg:width="6.751cm" svg:height="9.349cm" svg:x="0.109cm" svg:y="0.125cm"><draw:text-box><text:p><text:span text:style-name="T1">Fig78</text:span></text:p><text:p><text:span text:style-name="T1">関数名：</text:span><text:span text:style-name="T1">getEditDialogValues</text:span></text:p><text:p><text:span text:style-name="T2">概要 <text:s/></text:span><text:span text:style-name="T2">:</text:span><text:span text:style-name="T2">編集ダイアログのフォーム</text:span></text:p><text:p><text:span text:style-name="T2">　　　　　をまめたデータを作り返す。</text:span></text:p><text:p><text:span text:style-name="T1">引数　</text:span><text:span text:style-name="T1">:String selector:</text:span><text:span text:style-name="T1">対象となるダ</text:span></text:p><text:p><text:span text:style-name="T1">　　　　　イアログのセレクタ。</text:span></text:p><text:p><text:span text:style-name="T1">戻り値</text:span><text:span text:style-name="T1">:map:</text:span><text:span text:style-name="T1">ダイアログのフォームの</text:span></text:p><text:p><text:span text:style-name="T1">　　　　　データ。</text:span></text:p><text:p><text:span text:style-name="T1"/></text:p><text:p><text:span text:style-name="T1">変数</text:span></text:p><text:p><text:span text:style-name="T1">　</text:span><text:span text:style-name="T1">var retMap : </text:span><text:span text:style-name="T1">返却するダイアログ</text:span></text:p><text:p><text:span text:style-name="T1">　のフォームのデータの連想配列。</text:span></text:p></draw:text-box></draw:frame><draw:line draw:style-name="gr3" draw:text-style-name="P7" svg:x1="11.297cm" svg:y1="1.252cm" svg:x2="11.297cm" svg:y2="2.409cm"><text:p/></draw:line><draw:line draw:style-name="gr3" draw:text-style-name="P10" svg:x1="11.248cm" svg:y1="3.09cm" svg:x2="11.248cm" svg:y2="4.39cm"><text:p/></draw:line><draw:custom-shape draw:style-name="gr39" draw:text-style-name="P9" svg:width="7.224cm" svg:height="0.69cm" svg:x="7.637cm" svg:y="2.4cm"><text:p text:style-name="P8"><text:span text:style-name="T3">var retMap = {};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0" svg:x1="11.248cm" svg:y1="4.147cm" svg:x2="11.248cm" svg:y2="5.47cm"><text:p/></draw:line><draw:line draw:style-name="gr3" draw:text-style-name="P10" svg:x1="11.158cm" svg:y1="5.674cm" svg:x2="11.158cm" svg:y2="6.866cm"><text:p/></draw:line><draw:custom-shape draw:style-name="gr40" draw:text-style-name="P9" svg:width="7.224cm" svg:height="1.151cm" svg:x="7.533cm" svg:y="6.692cm"><text:p text:style-name="P8"><text:span text:style-name="T3">retMap</text:span><text:span text:style-name="T3">にフォームのデータを追加する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4" draw:text-style-name="P9" svg:width="7.204cm" svg:height="0.969cm" svg:x="7.576cm" svg:y="11.28cm"><text:p text:style-name="P8"><text:span text:style-name="T3">retMap</text:span><text:span text:style-name="T3">を返す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0" svg:x1="11.158cm" svg:y1="10.105cm" svg:x2="11.158cm" svg:y2="11.297cm"><text:p/></draw:line><draw:line draw:style-name="gr3" draw:text-style-name="P10" svg:x1="11.158cm" svg:y1="12.248cm" svg:x2="11.158cm" svg:y2="13.703cm"><text:p/></draw:line><draw:custom-shape draw:style-name="gr28" draw:text-style-name="P16" svg:width="6.98cm" svg:height="1.154cm" svg:x="7.743cm" svg:y="8.951cm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g draw:style-name="gr9"><draw:custom-shape draw:style-name="gr26" svg:width="6.977cm" svg:height="1.534cm" svg:x="7.632cm" svg:y="4.136cm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27" draw:text-style-name="P15" svg:width="4.269cm" svg:height="1.241cm" svg:x="9.07cm" svg:y="4.318cm"><draw:text-box><text:p text:style-name="P7"><text:span text:style-name="T8"/></text:p><text:p text:style-name="P7"><text:span text:style-name="T8">編集ダイアログのフォームの</text:span></text:p><text:p text:style-name="P7"><text:span text:style-name="T8">要素を走査する。</text:span></text:p></draw:text-box></draw:frame></draw:g><draw:line draw:style-name="gr3" draw:text-style-name="P10" svg:x1="11.158cm" svg:y1="7.842cm" svg:x2="11.158cm" svg:y2="9.034cm"><text:p/></draw:line><draw:custom-shape draw:style-name="gr38" draw:text-style-name="P11" svg:width="2.767cm" svg:height="1.34cm" svg:x="9.932cm" svg:y="-0.011cm"><text:p text:style-name="P7"><text:span text:style-name="T4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8" draw:text-style-name="P11" svg:width="2.767cm" svg:height="1.34cm" svg:x="9.84cm" svg:y="13.661cm"><text:p text:style-name="P7"><text:span text:style-name="T4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18" draw:text-style-name="P7" svg:x1="6.859cm" svg:y1="-0.115cm" svg:x2="6.859cm" svg:y2="25.541cm"><text:p/></draw:line></draw:g></text:p>
      <text:p text:style-name="P1"><draw:g text:anchor-type="paragraph" draw:z-index="9" draw:style-name="gr1"><draw:frame draw:style-name="gr2" draw:text-style-name="P6" svg:width="6.751cm" svg:height="9.349cm" svg:x="0.109cm" svg:y="0.125cm"><draw:text-box><text:p><text:span text:style-name="T1">Fig79</text:span></text:p><text:p><text:span text:style-name="T1">関数名：</text:span><text:span text:style-name="T1">createProductEditDialog</text:span></text:p><text:p><text:span text:style-name="T1">概要 <text:s/></text:span><text:span text:style-name="T1">:</text:span><text:span text:style-name="T2">製品登録ページの商品情報</text:span></text:p><text:p><text:span text:style-name="T2">　　　　登録・編集のダイアログを作</text:span></text:p><text:p><text:span text:style-name="T2">　　　　　る。</text:span></text:p><text:p><text:span text:style-name="T1">引数 <text:s/></text:span><text:span text:style-name="T1">:</text:span><text:span text:style-name="T1">なし</text:span></text:p><text:p><text:span text:style-name="T1">戻り値</text:span><text:span text:style-name="T1">:</text:span><text:span text:style-name="T1">なし</text:span></text:p><text:p><text:span text:style-name="T1"/></text:p><text:p><text:span text:style-name="T1">変数</text:span></text:p><text:p><text:span text:style-name="T1">var values:</text:span><text:span text:style-name="T1">フォームのデータを連想</text:span></text:p><text:p><text:span text:style-name="T1">　　　配列として格納する変数。</text:span></text:p></draw:text-box></draw:frame><draw:line draw:style-name="gr3" draw:text-style-name="P7" svg:x1="11.419cm" svg:y1="1.252cm" svg:x2="11.419cm" svg:y2="2.409cm"><text:p/></draw:line><draw:line draw:style-name="gr3" draw:text-style-name="P10" svg:x1="11.433cm" svg:y1="11.615cm" svg:x2="11.433cm" svg:y2="12.915cm"><text:p/></draw:line><draw:custom-shape draw:style-name="gr29" draw:text-style-name="P9" svg:width="7.224cm" svg:height="1.747cm" svg:x="7.759cm" svg:y="2.4cm"><text:p text:style-name="P8"><text:span text:style-name="T3">製品登録ページの製品リストの製品情報の</text:span></text:p><text:p text:style-name="P8"><text:span text:style-name="T3">追加・編集を行うダイアログを作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0" svg:x1="11.369cm" svg:y1="4.147cm" svg:x2="11.369cm" svg:y2="5.47cm"><text:p/></draw:line><draw:line draw:style-name="gr3" draw:text-style-name="P10" svg:x1="11.398cm" svg:y1="15.467cm" svg:x2="11.398cm" svg:y2="16.659cm"><text:p/></draw:line><draw:g draw:style-name="gr9"><draw:custom-shape draw:style-name="gr24" draw:text-style-name="P20" svg:width="8.113cm" svg:height="2.622cm" svg:x="7.461cm" svg:y="12.846cm"><text:p text:style-name="P7"><text:span text:style-name="T11">getEditDialogValues</text:span><text:span text:style-name="T12">()</text:span></text:p><text:p text:style-name="P7"/><text:p text:style-name="P7"/><text:p text:style-name="P7"><text:span text:style-name="T13">同じ製品コードの製品のレコードを</text:span></text:p><text:p text:style-name="P7"><text:span text:style-name="T13">上書きする。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draw:style-name="gr11" draw:text-style-name="P7" svg:x1="8.397cm" svg:y1="14.057cm" svg:x2="14.6cm" svg:y2="14.057cm"><text:p/></draw:line><draw:frame draw:style-name="gr25" draw:text-style-name="P13" svg:width="1.271cm" svg:height="0.623cm" svg:x="14.365cm" svg:y="15.647cm"><draw:text-box><text:p><text:span text:style-name="T6">fig78</text:span></text:p></draw:text-box></draw:frame></draw:g><draw:custom-shape draw:style-name="gr33" draw:text-style-name="P9" svg:width="7.224cm" svg:height="0.978cm" svg:x="7.817cm" svg:y="16.661cm"><text:p text:style-name="P8"><text:span text:style-name="T3">フォームのデータを</text:span><text:span text:style-name="T3">values</text:span><text:span text:style-name="T3">に入れる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4" draw:text-style-name="P9" svg:width="7.204cm" svg:height="0.969cm" svg:x="7.785cm" svg:y="18.718cm"><text:p text:style-name="P8"><text:span text:style-name="T3">リストの製品コードの列のセルを取得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0" svg:x1="11.368cm" svg:y1="17.639cm" svg:x2="11.368cm" svg:y2="18.831cm"><text:p/></draw:line><draw:line draw:style-name="gr3" draw:text-style-name="P10" svg:x1="11.368cm" svg:y1="19.686cm" svg:x2="11.368cm" svg:y2="20.878cm"><text:p/></draw:line><draw:custom-shape draw:style-name="gr32" draw:text-style-name="P18" svg:width="1.338cm" svg:height="1.34cm" svg:x="10.687cm" svg:y="20.831cm"><text:p text:style-name="P7"><text:span text:style-name="T10">a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1" svg:width="2.767cm" svg:height="1.34cm" svg:x="9.971cm" svg:y="-0.111cm"><text:p text:style-name="P7"><text:span text:style-name="T4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8" draw:text-style-name="P11" svg:width="2.767cm" svg:height="1.34cm" svg:x="9.971cm" svg:y="5.397cm"><text:p text:style-name="P7"><text:span text:style-name="T4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8" draw:text-style-name="P11" svg:width="2.767cm" svg:height="1.34cm" svg:x="9.971cm" svg:y="7.302cm"><text:p text:style-name="P7"><text:span text:style-name="T4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0" draw:text-style-name="P19" svg:width="4.901cm" svg:height="1.825cm" svg:x="8.946cm" svg:y="9.757cm"><text:p text:style-name="P7"><text:span text:style-name="T7">登録ボタンを押す</text:span>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line draw:style-name="gr3" draw:text-style-name="P10" svg:x1="11.329cm" svg:y1="8.641cm" svg:x2="11.329cm" svg:y2="9.964cm"><text:p/></draw:line><draw:line draw:style-name="gr18" draw:text-style-name="P7" svg:x1="6.859cm" svg:y1="-0.115cm" svg:x2="6.859cm" svg:y2="25.541cm"><text:p/></draw:line></draw:g></text:p>
      <text:p text:style-name="P1"><draw:g text:anchor-type="paragraph" draw:z-index="8" draw:style-name="gr1"><draw:frame draw:style-name="gr2" draw:text-style-name="P6" svg:width="6.751cm" svg:height="9.349cm" svg:x="0.109cm" svg:y="0.125cm"><draw:text-box><text:p><text:span text:style-name="T1">Fig.79</text:span><text:span text:style-name="T1">続き</text:span></text:p></draw:text-box></draw:frame><draw:line draw:style-name="gr3" draw:text-style-name="P7" svg:x1="11.904cm" svg:y1="1.252cm" svg:x2="11.904cm" svg:y2="2.199cm"><text:p/></draw:line><draw:line draw:style-name="gr3" draw:text-style-name="P10" svg:x1="11.804cm" svg:y1="6.928cm" svg:x2="11.804cm" svg:y2="7.794cm"><text:p/></draw:line><draw:frame draw:style-name="gr8" svg:width="0.602cm" svg:height="0.627cm" svg:x="12.417cm" svg:y="6.821cm"><draw:text-box><text:p>Y</text:p></draw:text-box></draw:frame><draw:frame draw:style-name="gr8" svg:width="0.602cm" svg:height="0.627cm" svg:x="14.913cm" svg:y="4.956cm"><draw:text-box><text:p>N</text:p></draw:text-box></draw:frame><draw:custom-shape draw:style-name="gr22" draw:text-style-name="P14" svg:width="6.19cm" svg:height="2.514cm" svg:x="8.729cm" svg:y="4.415cm"><text:p text:style-name="P7"><text:span text:style-name="T7">入力された製品コードとリ</text:span></text:p><text:p text:style-name="P7"><text:span text:style-name="T7">ストの製品コードが一致した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0" svg:x1="11.855cm" svg:y1="3.686cm" svg:x2="11.855cm" svg:y2="4.617cm"><text:p/></draw:line><draw:line draw:style-name="gr3" draw:text-style-name="P10" svg:x1="11.765cm" svg:y1="8.729cm" svg:x2="11.765cm" svg:y2="9.47cm"><text:p/></draw:line><draw:custom-shape draw:style-name="gr33" draw:text-style-name="P9" svg:width="7.224cm" svg:height="0.978cm" svg:x="8.214cm" svg:y="7.752cm"><text:p text:style-name="P8"><text:span text:style-name="T3">レコード上書き確認ダイアログを出す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4" draw:text-style-name="P9" svg:width="7.204cm" svg:height="0.969cm" svg:x="8.182cm" svg:y="9.47cm"><text:p text:style-name="P8"><text:span text:style-name="T3">処理を終え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0" svg:x1="11.765cm" svg:y1="10.438cm" svg:x2="11.765cm" svg:y2="11.477cm"><text:p/></draw:line><draw:line draw:style-name="gr3" draw:text-style-name="P10" svg:x1="11.802cm" svg:y1="12.617cm" svg:x2="11.802cm" svg:y2="13.323cm"><text:p/></draw:line><draw:line draw:style-name="gr3" draw:text-style-name="P10" svg:x1="11.802cm" svg:y1="14.241cm" svg:x2="11.802cm" svg:y2="15.118cm"><text:p/></draw:line><draw:g draw:style-name="gr9"><draw:custom-shape draw:style-name="gr26" svg:width="6.977cm" svg:height="1.534cm" svg:x="8.463cm" svg:y="2.148cm"><text:p/>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27" draw:text-style-name="P15" svg:width="4.269cm" svg:height="1.241cm" svg:x="9.9cm" svg:y="2.33cm"><draw:text-box><text:p text:style-name="P7"><text:span text:style-name="T8"/></text:p><text:p text:style-name="P7"><text:span text:style-name="T8">リストの製品コード列のセルを走査する。</text:span></text:p></draw:text-box></draw:frame></draw:g><draw:custom-shape draw:style-name="gr32" draw:text-style-name="P18" svg:width="1.338cm" svg:height="1.34cm" svg:x="11.269cm" svg:y="-0.048cm"><text:p text:style-name="P7"><text:span text:style-name="T10">a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8" draw:text-style-name="P16" svg:width="6.98cm" svg:height="1.154cm" svg:x="8.35cm" svg:y="11.463cm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style-name="gr35" draw:text-style-name="P9" svg:width="7.873cm" svg:height="0.978cm" svg:x="7.902cm" svg:y="13.264cm"><text:p text:style-name="P8"><text:span text:style-name="T3">編集したフォームのデータをリストに追加する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5" draw:text-style-name="P9" svg:width="7.873cm" svg:height="0.978cm" svg:x="7.78cm" svg:y="15.012cm"><text:p text:style-name="P8"><text:span text:style-name="T3">編集ダイアログを閉じ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0" svg:x1="11.802cm" svg:y1="15.989cm" svg:x2="11.802cm" svg:y2="17.181cm"><text:p/></draw:line><draw:custom-shape draw:style-name="gr36" draw:text-style-name="P9" svg:width="7.873cm" svg:height="0.761cm" svg:x="7.981cm" svg:y="22.771cm"><text:p text:style-name="P8"><text:span text:style-name="T3">編集ダイアログを閉じる。</text:span></text:p><draw:enhanced-geometry svg:viewBox="0 0 21600 21600" draw:glue-points="10800 0 0 10800 10800 21600 21600 10800" draw:type="flowchart-process" draw:enhanced-path="M 0 0 L 21600 0 21600 21600 0 21600 0 0 Z N"/></draw:custom-shape><draw:polyline draw:style-name="gr23" draw:text-style-name="P7" svg:width="4.01cm" svg:height="5.091cm" svg:x="11.765cm" svg:y="5.701cm" svg:viewBox="0 0 4011 5092" draw:points="3110,0 4011,0 4011,5092 0,5092"><text:p/></draw:polyline><draw:polyline draw:style-name="gr23" draw:text-style-name="P7" svg:width="4.453cm" svg:height="6.469cm" draw:transform="rotate (-3.14159265358979) translate (11.8021805555556cm 16.4225694444444cm)" svg:viewBox="0 0 4454 6470" draw:points="3619,6470 4454,6470 4454,0 0,0"><text:p/></draw:polyline><draw:custom-shape draw:style-name="gr5" draw:text-style-name="P11" svg:width="2.77cm" svg:height="1.341cm" svg:x="10.331cm" svg:y="24.225cm"><text:p text:style-name="P7"><text:span text:style-name="T4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11" svg:width="2.77cm" svg:height="1.341cm" svg:x="10.493cm" svg:y="17.173cm"><text:p text:style-name="P7"><text:span text:style-name="T4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7" draw:text-style-name="P19" svg:width="4.901cm" svg:height="1.223cm" svg:x="9.389cm" svg:y="20.801cm"><text:p text:style-name="P7"><text:span text:style-name="T7">キャンセルを押す</text:span>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custom-shape draw:style-name="gr5" draw:text-style-name="P11" svg:width="2.77cm" svg:height="1.341cm" svg:x="10.493cm" svg:y="18.834cm"><text:p text:style-name="P7"><text:span text:style-name="T4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3" draw:text-style-name="P10" svg:x1="11.842cm" svg:y1="20.175cm" svg:x2="11.842cm" svg:y2="21.011cm"><text:p/></draw:line><draw:line draw:style-name="gr3" draw:text-style-name="P10" svg:x1="11.842cm" svg:y1="22.024cm" svg:x2="11.842cm" svg:y2="22.971cm"><text:p/></draw:line><draw:line draw:style-name="gr3" draw:text-style-name="P10" svg:x1="11.842cm" svg:y1="23.532cm" svg:x2="11.842cm" svg:y2="24.225cm"><text:p/></draw:line><draw:line draw:style-name="gr18" draw:text-style-name="P7" svg:x1="6.859cm" svg:y1="-0.115cm" svg:x2="6.859cm" svg:y2="25.541cm"><text:p/></draw:line></draw:g></text:p>
      <text:p text:style-name="P1"><draw:g text:anchor-type="paragraph" draw:z-index="7" draw:style-name="gr1"><draw:frame draw:style-name="gr2" draw:text-style-name="P6" svg:width="6.751cm" svg:height="9.349cm" svg:x="0.109cm" svg:y="0.125cm"><draw:text-box><text:p><text:span text:style-name="T1">Fig80</text:span></text:p><text:p><text:span text:style-name="T1">関数名：</text:span><text:span text:style-name="T1">addShowAddDialogEvent</text:span></text:p><text:p><text:span text:style-name="T1">概要 <text:s/></text:span><text:span text:style-name="T1">:</text:span><text:span text:style-name="T2">リストのレコードの新規追加</text:span></text:p><text:p><text:span text:style-name="T2">　　　　　のダイアログを出すイベント</text:span></text:p><text:p><text:span text:style-name="T2">　　　　　を設定する。</text:span></text:p><text:p><text:span text:style-name="T1">引数 <text:s/></text:span><text:span text:style-name="T1">:</text:span><text:span text:style-name="T1">なし</text:span></text:p><text:p><text:span text:style-name="T1">戻り値</text:span><text:span text:style-name="T1">:</text:span><text:span text:style-name="T1">なし</text:span></text:p><text:p><text:span text:style-name="T1"/></text:p><text:p><text:span text:style-name="T1">変数</text:span></text:p><text:p><text:span text:style-name="T1">var id:</text:span><text:span text:style-name="T1">表示中の画面の</text:span><text:span text:style-name="T1">ID</text:span><text:span text:style-name="T1">。</text:span></text:p><text:p><text:span text:style-name="T1">var gridOptionIndex:</text:span><text:span text:style-name="T1">レコード編集時</text:span></text:p><text:p><text:span text:style-name="T1">　にダイアログを出す画面名をキー</text:span></text:p><text:p><text:span text:style-name="T1">　した連想配列のグローバル変数。</text:span></text:p><text:p><text:span text:style-name="T1">　　例</text:span><text:span text:style-name="T1">:{“fig7-0”:”3”}</text:span></text:p><text:p><text:span text:style-name="T1">　</text:span></text:p></draw:text-box></draw:frame><draw:line draw:style-name="gr3" draw:text-style-name="P7" svg:x1="11.421cm" svg:y1="1.252cm" svg:x2="11.421cm" svg:y2="2.409cm"><text:p/></draw:line><draw:line draw:style-name="gr3" draw:text-style-name="P10" svg:x1="11.347cm" svg:y1="7.928cm" svg:x2="11.347cm" svg:y2="9.602cm"><text:p/></draw:line><draw:custom-shape draw:style-name="gr29" draw:text-style-name="P9" svg:width="7.224cm" svg:height="1.747cm" svg:x="7.761cm" svg:y="2.4cm"><text:p text:style-name="P8"><text:span text:style-name="T3">リストのレコード追加ボタンのクリック</text:span></text:p><text:p text:style-name="P8"><text:span text:style-name="T3">イベントを登録する。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svg:width="0.602cm" svg:height="0.627cm" svg:x="14.229cm" svg:y="14.908cm"><draw:text-box><text:p>N</text:p></draw:text-box></draw:frame><draw:line draw:style-name="gr3" draw:text-style-name="P10" svg:x1="11.37cm" svg:y1="4.147cm" svg:x2="11.37cm" svg:y2="5.47cm"><text:p/></draw:line><draw:line draw:style-name="gr3" draw:text-style-name="P10" svg:x1="11.35cm" svg:y1="13.975cm" svg:x2="11.35cm" svg:y2="14.908cm"><text:p/></draw:line><draw:custom-shape draw:style-name="gr20" draw:text-style-name="P9" svg:width="7.224cm" svg:height="1.652cm" svg:x="7.812cm" svg:y="18.282cm"><text:p text:style-name="P8"><text:span text:style-name="T3">id</text:span><text:span text:style-name="T3">の値を</text:span><text:span text:style-name="T3">fig7-0(</text:span><text:span text:style-name="T3">タブ内のリストの</text:span><text:span text:style-name="T3">ID</text:span><text:span text:style-name="T3">に対応</text:span></text:p><text:p text:style-name="P8"><text:span text:style-name="T3">する</text:span><text:span text:style-name="T3">)</text:span><text:span text:style-name="T3">にする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2" draw:text-style-name="P18" svg:width="1.338cm" svg:height="1.34cm" svg:x="10.599cm" svg:y="21.722cm"><text:p text:style-name="P7"><text:span text:style-name="T10">a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11" svg:width="2.77cm" svg:height="1.341cm" svg:x="9.966cm" svg:y="-0.087cm"><text:p text:style-name="P7"><text:span text:style-name="T4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11" svg:width="2.77cm" svg:height="1.341cm" svg:x="9.967cm" svg:y="5.454cm"><text:p text:style-name="P7"><text:span text:style-name="T4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11" svg:width="2.77cm" svg:height="1.341cm" svg:x="10.004cm" svg:y="7.212cm"><text:p text:style-name="P7"><text:span text:style-name="T4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0" draw:text-style-name="P17" svg:width="4.901cm" svg:height="1.825cm" svg:x="8.987cm" svg:y="9.318cm"><text:p text:style-name="P8"><text:span text:style-name="T9">リストのレコード追加ボタン</text:span></text:p><text:p text:style-name="P8"><text:span text:style-name="T9">を押す。</text:span>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custom-shape draw:style-name="gr29" draw:text-style-name="P9" svg:width="7.224cm" svg:height="1.747cm" svg:x="7.761cm" svg:y="12.229cm"><text:p text:style-name="P8"><text:span text:style-name="T3">表示中の画面の</text:span><text:span text:style-name="T3">ID</text:span><text:span text:style-name="T3">を取得して変数</text:span><text:span text:style-name="T3">id</text:span><text:span text:style-name="T3">に</text:span></text:p><text:p text:style-name="P8"><text:span text:style-name="T3">格納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0" svg:x1="11.347cm" svg:y1="11.142cm" svg:x2="11.347cm" svg:y2="12.322cm"><text:p/></draw:line><draw:custom-shape draw:style-name="gr22" draw:text-style-name="P14" svg:width="6.19cm" svg:height="2.514cm" svg:x="8.246cm" svg:y="14.908cm"><text:p text:style-name="P7"><text:span text:style-name="T7">id</text:span><text:span text:style-name="T7">が「</text:span><text:span text:style-name="T7">fig7</text:span><text:span text:style-name="T7">」である。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polyline draw:style-name="gr23" draw:text-style-name="P7" svg:width="4.01cm" svg:height="4.548cm" svg:x="11.281cm" svg:y="16.194cm" svg:viewBox="0 0 4011 4549" draw:points="3110,0 4011,0 4011,4549 0,4549"><text:p/></draw:polyline><draw:frame draw:style-name="gr8" svg:width="0.602cm" svg:height="0.627cm" svg:x="11.895cm" svg:y="17.637cm"><draw:text-box><text:p>Y</text:p></draw:text-box></draw:frame><draw:line draw:style-name="gr3" draw:text-style-name="P10" svg:x1="11.35cm" svg:y1="17.422cm" svg:x2="11.35cm" svg:y2="18.355cm"><text:p/></draw:line><draw:line draw:style-name="gr3" draw:text-style-name="P10" svg:x1="11.281cm" svg:y1="19.933cm" svg:x2="11.281cm" svg:y2="21.755cm"><text:p/></draw:line><draw:line draw:style-name="gr18" draw:text-style-name="P7" svg:x1="6.859cm" svg:y1="-0.115cm" svg:x2="6.859cm" svg:y2="25.541cm"><text:p/></draw:line></draw:g></text:p>
      <text:p text:style-name="P1"><draw:g text:anchor-type="paragraph" draw:z-index="6" draw:style-name="gr1"><draw:frame draw:style-name="gr2" draw:text-style-name="P6" svg:width="6.751cm" svg:height="9.349cm" svg:x="0.109cm" svg:y="0.125cm"><draw:text-box><text:p><text:span text:style-name="T1">Fig80 </text:span><text:span text:style-name="T1">続き</text:span></text:p><text:p><text:span text:style-name="T1">　</text:span></text:p></draw:text-box></draw:frame><draw:line draw:style-name="gr3" draw:text-style-name="P10" svg:x1="11.459cm" svg:y1="1.252cm" svg:x2="11.459cm" svg:y2="2.412cm"><text:p/></draw:line><draw:line draw:style-name="gr3" draw:text-style-name="P10" svg:x1="11.49cm" svg:y1="4.903cm" svg:x2="11.49cm" svg:y2="6.226cm"><text:p/></draw:line><draw:custom-shape draw:style-name="gr32" draw:text-style-name="P18" svg:width="1.338cm" svg:height="1.34cm" svg:x="10.841cm" svg:y="-0.073cm"><text:p text:style-name="P7"><text:span text:style-name="T10">a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11" svg:width="2.77cm" svg:height="1.341cm" svg:x="10.087cm" svg:y="9.992cm"><text:p text:style-name="P7"><text:span text:style-name="T4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9" draw:text-style-name="P9" svg:width="7.224cm" svg:height="1.747cm" svg:x="7.718cm" svg:y="6.152cm"><text:p text:style-name="P8"><text:span text:style-name="T3">レコードの新規追加のダイアログを出す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2" draw:text-style-name="P14" svg:width="6.19cm" svg:height="2.514cm" svg:x="8.366cm" svg:y="2.39cm"><text:p text:style-name="P7"><text:span text:style-name="T7">gridOptionIndex</text:span><text:span text:style-name="T7">のキー</text:span></text:p><text:p text:style-name="P7"><text:span text:style-name="T7">に</text:span><text:span text:style-name="T7">id</text:span><text:span text:style-name="T7">の値がある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polyline draw:style-name="gr23" draw:text-style-name="P7" svg:width="3.92cm" svg:height="5.016cm" svg:x="11.491cm" svg:y="3.635cm" svg:viewBox="0 0 3921 5017" draw:points="3040,0 3921,0 3921,5017 0,5017"><text:p/></draw:polyline><draw:line draw:style-name="gr3" draw:text-style-name="P10" svg:x1="11.491cm" svg:y1="7.898cm" svg:x2="11.491cm" svg:y2="9.992cm"><text:p/></draw:line><draw:line draw:style-name="gr18" draw:text-style-name="P7" svg:x1="6.859cm" svg:y1="-0.115cm" svg:x2="6.859cm" svg:y2="25.541cm"><text:p/></draw:line></draw:g></text:p>
      <text:p text:style-name="P1"><draw:g text:anchor-type="paragraph" draw:z-index="5" draw:style-name="gr1"><draw:frame draw:style-name="gr2" draw:text-style-name="P6" svg:width="6.751cm" svg:height="9.349cm" svg:x="0.109cm" svg:y="0.125cm"><draw:text-box><text:p><text:span text:style-name="T1">Fig81</text:span></text:p><text:p><text:span text:style-name="T1">関数名：</text:span><text:span text:style-name="T1">addShowEditDialogEvent</text:span></text:p><text:p><text:span text:style-name="T1">概要 <text:s/></text:span><text:span text:style-name="T1">:</text:span><text:span text:style-name="T2">リストのレコードの編集のダ</text:span></text:p><text:p><text:span text:style-name="T2">　　　　　イアログを出すイベントを</text:span></text:p><text:p><text:span text:style-name="T2">　　　　　設定する。</text:span></text:p><text:p><text:span text:style-name="T1">引数 <text:s/></text:span><text:span text:style-name="T1">:</text:span><text:span text:style-name="T1">なし</text:span></text:p><text:p><text:span text:style-name="T1">戻り値</text:span><text:span text:style-name="T1">:</text:span><text:span text:style-name="T1">なし</text:span></text:p><text:p><text:span text:style-name="T1"/></text:p><text:p><text:span text:style-name="T1">変数</text:span></text:p><text:p><text:span text:style-name="T1">var id:</text:span><text:span text:style-name="T1">表示中の画面の</text:span><text:span text:style-name="T1">ID</text:span><text:span text:style-name="T1">。</text:span></text:p><text:p><text:span text:style-name="T1">var $checkedrow:</text:span><text:span text:style-name="T1">チェックが入った</text:span></text:p><text:p><text:span text:style-name="T1">　　レコードの要素を格納する配列。</text:span></text:p><text:p><text:span text:style-name="T1">var gridOptionIndex:</text:span><text:span text:style-name="T1">レコード編集時</text:span></text:p><text:p><text:span text:style-name="T1">　にダイアログを出す画面名をキー</text:span></text:p><text:p><text:span text:style-name="T1">　とした連想配列のグローバル変数。</text:span></text:p><text:p><text:span text:style-name="T1">　　例</text:span><text:span text:style-name="T1">:{“fig7-0”:”3”}</text:span></text:p><text:p><text:span text:style-name="T1">var rowid:</text:span><text:span text:style-name="T1">編集を行うレコードの行</text:span></text:p><text:p><text:span text:style-name="T1">　番号。</text:span></text:p></draw:text-box></draw:frame><draw:line draw:style-name="gr3" draw:text-style-name="P7" svg:x1="11.257cm" svg:y1="1.211cm" svg:x2="11.257cm" svg:y2="2.368cm"><text:p/></draw:line><draw:line draw:style-name="gr3" draw:text-style-name="P10" svg:x1="11.183cm" svg:y1="7.888cm" svg:x2="11.183cm" svg:y2="9.562cm"><text:p/></draw:line><draw:custom-shape draw:style-name="gr29" draw:text-style-name="P9" svg:width="7.224cm" svg:height="1.747cm" svg:x="7.597cm" svg:y="2.36cm"><text:p text:style-name="P8"><text:span text:style-name="T3">リストのレコード編集ボタンのクリック</text:span></text:p><text:p text:style-name="P8"><text:span text:style-name="T3">イベントを登録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0" svg:x1="11.206cm" svg:y1="4.106cm" svg:x2="11.206cm" svg:y2="5.429cm"><text:p/></draw:line><draw:line draw:style-name="gr3" draw:text-style-name="P10" svg:x1="11.186cm" svg:y1="13.935cm" svg:x2="11.186cm" svg:y2="15.582cm"><text:p/></draw:line><draw:custom-shape draw:style-name="gr32" draw:text-style-name="P18" svg:width="1.338cm" svg:height="1.34cm" svg:x="10.516cm" svg:y="15.483cm"><text:p text:style-name="P7"><text:span text:style-name="T10">a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11" svg:width="2.77cm" svg:height="1.341cm" svg:x="9.802cm" svg:y="-0.127cm"><text:p text:style-name="P7"><text:span text:style-name="T4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11" svg:width="2.77cm" svg:height="1.341cm" svg:x="9.803cm" svg:y="5.413cm"><text:p text:style-name="P7"><text:span text:style-name="T4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11" svg:width="2.77cm" svg:height="1.341cm" svg:x="9.802cm" svg:y="7.174cm"><text:p text:style-name="P7"><text:span text:style-name="T4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0" draw:text-style-name="P17" svg:width="4.901cm" svg:height="1.825cm" svg:x="8.823cm" svg:y="9.278cm"><text:p text:style-name="P8"><text:span text:style-name="T9">リストのレコード編集ボタン</text:span></text:p><text:p text:style-name="P8"><text:span text:style-name="T9">を押す。</text:span>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custom-shape draw:style-name="gr29" draw:text-style-name="P9" svg:width="7.224cm" svg:height="1.747cm" svg:x="7.597cm" svg:y="12.188cm"><text:p text:style-name="P8"><text:span text:style-name="T3">表示中の画面の</text:span><text:span text:style-name="T3">ID</text:span><text:span text:style-name="T3">を取得して変数</text:span><text:span text:style-name="T3">id</text:span><text:span text:style-name="T3">に</text:span></text:p><text:p text:style-name="P8"><text:span text:style-name="T3">格納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0" svg:x1="11.183cm" svg:y1="11.102cm" svg:x2="11.183cm" svg:y2="12.282cm"><text:p/></draw:line><draw:line draw:style-name="gr18" draw:text-style-name="P7" svg:x1="6.859cm" svg:y1="-0.115cm" svg:x2="6.859cm" svg:y2="25.541cm"><text:p/></draw:line></draw:g></text:p>
      <text:p text:style-name="P1"><draw:g text:anchor-type="paragraph" draw:z-index="4" draw:style-name="gr1"><draw:frame draw:style-name="gr8" svg:width="0.602cm" svg:height="0.627cm" svg:x="14.755cm" svg:y="2.49cm"><draw:text-box><text:p>N</text:p></draw:text-box></draw:frame><draw:custom-shape draw:style-name="gr20" draw:text-style-name="P9" svg:width="7.224cm" svg:height="1.652cm" svg:x="7.849cm" svg:y="6.067cm"><text:p text:style-name="P8"><text:span text:style-name="T3">チェックを入れた行の行番号を取得して</text:span></text:p><text:p text:style-name="P8"><text:span text:style-name="T3">worid</text:span><text:span text:style-name="T3">に格納する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2" draw:text-style-name="P14" svg:width="6.19cm" svg:height="2.514cm" svg:x="8.244cm" svg:y="2.37cm"><text:p text:style-name="P7"><text:span text:style-name="T7">チェックを入れた行がある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polyline draw:style-name="gr23" draw:text-style-name="P7" svg:width="5.296cm" svg:height="11.743cm" svg:x="11.37cm" svg:y="3.654cm" svg:viewBox="0 0 5297 11744" draw:points="3064,0 5297,0 5297,11744 0,11744"><text:p/></draw:polyline><draw:frame draw:style-name="gr8" svg:width="0.602cm" svg:height="0.627cm" svg:x="12.054cm" svg:y="4.884cm"><draw:text-box><text:p>Y</text:p></draw:text-box></draw:frame><draw:line draw:style-name="gr3" draw:text-style-name="P10" svg:x1="11.308cm" svg:y1="7.718cm" svg:x2="11.308cm" svg:y2="8.651cm"><text:p/></draw:line><draw:line draw:style-name="gr3" draw:text-style-name="P10" svg:x1="11.319cm" svg:y1="4.884cm" svg:x2="11.319cm" svg:y2="6.068cm"><text:p/></draw:line><draw:frame draw:style-name="gr2" draw:text-style-name="P6" svg:width="7.409cm" svg:height="9.349cm" svg:x="-0.741cm" svg:y="0.328cm"><draw:text-box><text:p><text:span text:style-name="T1">Fig81 </text:span><text:span text:style-name="T1">続き</text:span></text:p><text:p><text:span text:style-name="T1">　</text:span></text:p></draw:text-box></draw:frame><draw:line draw:style-name="gr3" draw:text-style-name="P10" svg:x1="11.338cm" svg:y1="1.252cm" svg:x2="11.338cm" svg:y2="2.412cm"><text:p/></draw:line><draw:line draw:style-name="gr3" draw:text-style-name="P10" svg:x1="11.37cm" svg:y1="11.142cm" svg:x2="11.37cm" svg:y2="12.468cm"><text:p/></draw:line><draw:custom-shape draw:style-name="gr32" draw:text-style-name="P18" svg:width="1.338cm" svg:height="1.34cm" svg:x="10.719cm" svg:y="-0.073cm"><text:p text:style-name="P7"><text:span text:style-name="T10">a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11" svg:width="2.77cm" svg:height="1.341cm" svg:x="9.966cm" svg:y="16.272cm"><text:p text:style-name="P7"><text:span text:style-name="T4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9" draw:text-style-name="P9" svg:width="7.224cm" svg:height="1.747cm" svg:x="7.597cm" svg:y="12.432cm"><text:p text:style-name="P8"><text:span text:style-name="T3">レコードの編集のダイアログを出す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2" draw:text-style-name="P14" svg:width="6.19cm" svg:height="2.514cm" svg:x="8.244cm" svg:y="8.629cm"><text:p text:style-name="P7"><text:span text:style-name="T7">gridOptionIndex</text:span><text:span text:style-name="T7">のキー</text:span></text:p><text:p text:style-name="P7"><text:span text:style-name="T7">に</text:span><text:span text:style-name="T7">id</text:span><text:span text:style-name="T7">の値がある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polyline draw:style-name="gr23" draw:text-style-name="P7" svg:width="3.92cm" svg:height="5.016cm" svg:x="11.37cm" svg:y="9.872cm" svg:viewBox="0 0 3921 5017" draw:points="3040,0 3921,0 3921,5017 0,5017"><text:p/></draw:polyline><draw:line draw:style-name="gr3" draw:text-style-name="P10" svg:x1="11.37cm" svg:y1="14.178cm" svg:x2="11.37cm" svg:y2="16.272cm"><text:p/></draw:line><draw:line draw:style-name="gr18" draw:text-style-name="P7" svg:x1="6.86cm" svg:y1="-0.115cm" svg:x2="6.86cm" svg:y2="25.541cm"><text:p/></draw:line></draw:g></text:p>
      <text:p text:style-name="P1"><draw:g text:anchor-type="paragraph" draw:z-index="3" draw:style-name="gr1"><draw:frame draw:style-name="gr2" draw:text-style-name="P6" svg:width="6.751cm" svg:height="9.349cm" svg:x="0.109cm" svg:y="0.125cm"><draw:text-box><text:p><text:span text:style-name="T1">Fig82</text:span></text:p><text:p><text:span text:style-name="T1">関数名：</text:span><text:span text:style-name="T1">addDeleteRecordEvent</text:span></text:p><text:p><text:span text:style-name="T1">概要 <text:s/></text:span><text:span text:style-name="T1">:</text:span><text:span text:style-name="T1">リストのレコードを削除する</text:span></text:p><text:p><text:span text:style-name="T1">　　　　　ボタンのイベントを設定する</text:span><text:span text:style-name="T2">。</text:span></text:p><text:p><text:span text:style-name="T1">引数 <text:s/></text:span><text:span text:style-name="T1">:</text:span><text:span text:style-name="T1">なし</text:span></text:p><text:p><text:span text:style-name="T1">戻り値</text:span><text:span text:style-name="T1">:</text:span><text:span text:style-name="T1">なし</text:span></text:p><text:p><text:span text:style-name="T1"/></text:p><text:p><text:span text:style-name="T1">変数</text:span></text:p><text:p><text:span text:style-name="T1">var id:</text:span><text:span text:style-name="T1">表示中の画面の</text:span><text:span text:style-name="T1">ID</text:span><text:span text:style-name="T1">。</text:span></text:p><text:p><text:span text:style-name="T1">var $targetTable:</text:span><text:span text:style-name="T1">表示中の画面のリ</text:span></text:p><text:p><text:span text:style-name="T1">　スト。</text:span></text:p><text:p><text:span text:style-name="T1"/></text:p></draw:text-box></draw:frame><draw:line draw:style-name="gr3" draw:text-style-name="P7" svg:x1="11.137cm" svg:y1="1.252cm" svg:x2="11.137cm" svg:y2="2.409cm"><text:p/></draw:line><draw:line draw:style-name="gr3" draw:text-style-name="P10" svg:x1="11.063cm" svg:y1="7.928cm" svg:x2="11.063cm" svg:y2="9.602cm"><text:p/></draw:line><draw:custom-shape draw:style-name="gr29" draw:text-style-name="P9" svg:width="7.224cm" svg:height="1.747cm" svg:x="7.477cm" svg:y="2.4cm"><text:p text:style-name="P8"><text:span text:style-name="T3">リストのレコード削除ボタンのクリック</text:span></text:p><text:p text:style-name="P8"><text:span text:style-name="T3">イベントを登録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0" svg:x1="11.086cm" svg:y1="4.147cm" svg:x2="11.086cm" svg:y2="5.47cm"><text:p/></draw:line><draw:line draw:style-name="gr3" draw:text-style-name="P10" svg:x1="11.066cm" svg:y1="13.65cm" svg:x2="11.066cm" svg:y2="14.5cm"><text:p/></draw:line><draw:custom-shape draw:style-name="gr5" draw:text-style-name="P11" svg:width="2.77cm" svg:height="1.341cm" svg:x="9.682cm" svg:y="-0.087cm"><text:p text:style-name="P7"><text:span text:style-name="T4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11" svg:width="2.77cm" svg:height="1.341cm" svg:x="9.683cm" svg:y="5.454cm"><text:p text:style-name="P7"><text:span text:style-name="T4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11" svg:width="2.77cm" svg:height="1.341cm" svg:x="9.683cm" svg:y="7.322cm"><text:p text:style-name="P7"><text:span text:style-name="T4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0" draw:text-style-name="P17" svg:width="4.901cm" svg:height="1.825cm" svg:x="8.703cm" svg:y="9.318cm"><text:p text:style-name="P8"><text:span text:style-name="T9">リストのレコード削除ボタン</text:span></text:p><text:p text:style-name="P8"><text:span text:style-name="T9">を押す。</text:span>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custom-shape draw:style-name="gr29" draw:text-style-name="P9" svg:width="7.224cm" svg:height="1.747cm" svg:x="7.477cm" svg:y="11.904cm"><text:p text:style-name="P8"><text:span text:style-name="T3">表示中の画面の</text:span><text:span text:style-name="T3">ID</text:span><text:span text:style-name="T3">を取得して変数</text:span><text:span text:style-name="T3">id</text:span><text:span text:style-name="T3">に</text:span></text:p><text:p text:style-name="P8"><text:span text:style-name="T3">格納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0" svg:x1="11.063cm" svg:y1="11.142cm" svg:x2="11.063cm" svg:y2="12.02cm"><text:p/></draw:line><draw:custom-shape draw:style-name="gr31" draw:text-style-name="P9" svg:width="7.224cm" svg:height="1.087cm" svg:x="7.477cm" svg:y="14.418cm"><text:p text:style-name="P8"><text:span text:style-name="T3">削除を行うリストを取得する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0" draw:text-style-name="P9" svg:width="7.224cm" svg:height="1.652cm" svg:x="7.648cm" svg:y="18.545cm"><text:p text:style-name="P8"><text:span text:style-name="T3">チェックを入れた行の行番号を取得し、それ</text:span></text:p><text:p text:style-name="P8"><text:span text:style-name="T3">によりレコードを指定して削除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0" svg:x1="11.107cm" svg:y1="20.196cm" svg:x2="11.107cm" svg:y2="21.443cm"><text:p/></draw:line><draw:line draw:style-name="gr3" draw:text-style-name="P10" svg:x1="11.117cm" svg:y1="17.642cm" svg:x2="11.117cm" svg:y2="18.619cm"><text:p/></draw:line><draw:line draw:style-name="gr3" draw:text-style-name="P10" svg:x1="11.137cm" svg:y1="15.504cm" svg:x2="11.137cm" svg:y2="16.395cm"><text:p/></draw:line><draw:line draw:style-name="gr3" draw:text-style-name="P10" svg:x1="11.168cm" svg:y1="22.544cm" svg:x2="11.168cm" svg:y2="23.87cm"><text:p/></draw:line><draw:custom-shape draw:style-name="gr5" draw:text-style-name="P11" svg:width="2.77cm" svg:height="1.341cm" svg:x="9.765cm" svg:y="23.81cm"><text:p text:style-name="P7"><text:span text:style-name="T4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9"><draw:custom-shape draw:style-name="gr26" svg:width="6.977cm" svg:height="1.534cm" svg:x="7.695cm" svg:y="16.221cm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27" draw:text-style-name="P15" svg:width="4.269cm" svg:height="1.241cm" svg:x="9.133cm" svg:y="16.402cm"><draw:text-box><text:p text:style-name="P7"><text:span text:style-name="T8"/></text:p><text:p text:style-name="P7"><text:span text:style-name="T8">リストの製品コード列のセルを走査する。</text:span></text:p></draw:text-box></draw:frame></draw:g><draw:custom-shape draw:style-name="gr28" draw:text-style-name="P16" svg:width="6.98cm" svg:height="1.154cm" svg:x="7.583cm" svg:y="21.39cm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18" draw:text-style-name="P7" svg:x1="6.859cm" svg:y1="-0.115cm" svg:x2="6.859cm" svg:y2="25.541cm"><text:p/></draw:line></draw:g></text:p>
      <text:p text:style-name="P1"><draw:g text:anchor-type="paragraph" draw:z-index="12" draw:style-name="gr1"><draw:frame draw:style-name="gr2" draw:text-style-name="P6" svg:width="6.751cm" svg:height="9.349cm" svg:x="0.109cm" svg:y="0.125cm"><draw:text-box><text:p><text:span text:style-name="T1">Fig83</text:span></text:p><text:p><text:span text:style-name="T1">関数名：</text:span><text:span text:style-name="T1">getCurrentDate</text:span></text:p><text:p><text:span text:style-name="T1">概要 <text:s/></text:span><text:span text:style-name="T1">:</text:span><text:span text:style-name="T1">現在の日付の文字列を作成</text:span></text:p><text:p><text:span text:style-name="T1">　　　　　して返す。</text:span></text:p><text:p><text:span text:style-name="T1">引数 <text:s/></text:span><text:span text:style-name="T1">:String:</text:span><text:span text:style-name="T1">現在の日付の文字列。</text:span></text:p><text:p><text:span text:style-name="T1">戻り値</text:span><text:span text:style-name="T1">:</text:span><text:span text:style-name="T1">なし</text:span></text:p><text:p><text:span text:style-name="T1"/></text:p><text:p><text:span text:style-name="T1">変数</text:span></text:p><text:p><text:span text:style-name="T1">var date:</text:span><text:span text:style-name="T1">日付型のクラスのインスタンス</text:span></text:p><text:p><text:span text:style-name="T1">　を格納する変数。</text:span></text:p><text:p><text:span text:style-name="T1"/></text:p></draw:text-box></draw:frame><draw:line draw:style-name="gr3" draw:text-style-name="P7" svg:x1="11.419cm" svg:y1="1.697cm" svg:x2="11.419cm" svg:y2="2.854cm"><text:p/></draw:line><draw:custom-shape draw:style-name="gr29" draw:text-style-name="P9" svg:width="7.224cm" svg:height="1.747cm" svg:x="7.759cm" svg:y="2.847cm"><text:p text:style-name="P8"><text:span text:style-name="T3">日付型のクラスのインスタンスを引数なしで</text:span></text:p><text:p text:style-name="P8"><text:span text:style-name="T3">生成し、</text:span><text:span text:style-name="T3">date</text:span><text:span text:style-name="T3">に格納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0" svg:x1="11.369cm" svg:y1="4.593cm" svg:x2="11.369cm" svg:y2="5.916cm"><text:p/></draw:line><draw:custom-shape draw:style-name="gr5" draw:text-style-name="P11" svg:width="2.77cm" svg:height="1.341cm" svg:x="9.964cm" svg:y="0.359cm"><text:p text:style-name="P7"><text:span text:style-name="T4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9" draw:text-style-name="P9" svg:width="7.224cm" svg:height="1.747cm" svg:x="7.8cm" svg:y="5.91cm"><text:p text:style-name="P8"><text:span text:style-name="T3">生成した日付型のクラスのインスタンスが持つ</text:span></text:p><text:p text:style-name="P8"><text:span text:style-name="T3">現在の日付から文字列を作成して返す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0" svg:x1="11.409cm" svg:y1="7.656cm" svg:x2="11.409cm" svg:y2="8.982cm"><text:p/></draw:line><draw:custom-shape draw:style-name="gr5" draw:text-style-name="P11" svg:width="2.77cm" svg:height="1.341cm" svg:x="10.006cm" svg:y="8.923cm"><text:p text:style-name="P7"><text:span text:style-name="T4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18" draw:text-style-name="P7" svg:x1="6.859cm" svg:y1="-0.115cm" svg:x2="6.859cm" svg:y2="25.541cm"><text:p/></draw:line></draw:g></text:p>
      <text:p text:style-name="P1"><draw:g text:anchor-type="paragraph" draw:z-index="2" draw:style-name="gr1"><draw:frame draw:style-name="gr2" draw:text-style-name="P6" svg:width="6.751cm" svg:height="9.349cm" svg:x="0.109cm" svg:y="0.125cm"><draw:text-box><text:p><text:span text:style-name="T1">Fig84</text:span></text:p><text:p><text:span text:style-name="T1">関数名：</text:span><text:span text:style-name="T1">setRecordDate</text:span></text:p><text:p><text:span text:style-name="T1">概要 <text:s/></text:span><text:span text:style-name="T1">:</text:span><text:span text:style-name="T1">リストのレコードを削除する</text:span></text:p><text:p><text:span text:style-name="T1">　　　　　ボタンのイベントを設定する</text:span></text:p><text:p><text:span text:style-name="T2">　　　　　。</text:span></text:p><text:p><text:span text:style-name="T1">引数　</text:span><text:span text:style-name="T1">:jQuery checkedRecords:</text:span><text:span text:style-name="T1">チェ</text:span></text:p><text:p><text:span text:style-name="T1">　　　　　ックが入っているレコード。</text:span></text:p><text:p><text:span text:style-name="T1"><text:s/></text:span><text:span text:style-name="T1">　　　</text:span><text:span text:style-name="T1">:String date:</text:span><text:span text:style-name="T1">セットする日付</text:span></text:p><text:p><text:span text:style-name="T1">　　　　の文字列。</text:span></text:p><text:p><text:span text:style-name="T1"><text:s/></text:span><text:span text:style-name="T1">　　　</text:span><text:span text:style-name="T1">:String target:</text:span><text:span text:style-name="T1">処理対象の画</text:span></text:p><text:p><text:span text:style-name="T1">　　　　面のセレクタ。</text:span></text:p><text:p><text:span text:style-name="T1">戻り値</text:span><text:span text:style-name="T1">:boolean:</text:span><text:span text:style-name="T1">処理中断時には</text:span></text:p><text:p><text:span text:style-name="T1">　　　　　</text:span><text:span text:style-name="T1">false</text:span><text:span text:style-name="T1">を返す。</text:span></text:p><text:p><text:span text:style-name="T1">変数</text:span></text:p><text:p><text:span text:style-name="T1">var checkedRecordsLength:</text:span><text:span text:style-name="T1">走査する</text:span></text:p><text:p><text:span text:style-name="T1">　レコードの数。</text:span></text:p><text:p><text:span text:style-name="T1"/></text:p></draw:text-box></draw:frame><draw:line draw:style-name="gr3" draw:text-style-name="P7" svg:x1="11.297cm" svg:y1="1.697cm" svg:x2="11.297cm" svg:y2="2.854cm"><text:p/></draw:line><draw:custom-shape draw:style-name="gr19" draw:text-style-name="P9" svg:width="7.224cm" svg:height="1.033cm" svg:x="7.637cm" svg:y="2.847cm"><text:p text:style-name="P8"><text:span text:style-name="T3">走査するレコード数を取得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0" svg:x1="11.248cm" svg:y1="3.878cm" svg:x2="11.248cm" svg:y2="5.201cm"><text:p/></draw:line><draw:custom-shape draw:style-name="gr5" draw:text-style-name="P11" svg:width="2.77cm" svg:height="1.341cm" svg:x="9.842cm" svg:y="0.359cm"><text:p text:style-name="P7"><text:span text:style-name="T4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3" draw:text-style-name="P10" svg:x1="11.288cm" svg:y1="11.483cm" svg:x2="11.288cm" svg:y2="12.809cm"><text:p/></draw:line><draw:custom-shape draw:style-name="gr5" draw:text-style-name="P11" svg:width="2.77cm" svg:height="1.341cm" svg:x="9.925cm" svg:y="12.691cm"><text:p text:style-name="P7"><text:span text:style-name="T4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0" draw:text-style-name="P9" svg:width="7.224cm" svg:height="1.652cm" svg:x="7.644cm" svg:y="7.505cm"><text:p text:style-name="P8"><text:span text:style-name="T3">該当するレコードの日付の列に、この関数の</text:span></text:p><text:p text:style-name="P8"><text:span text:style-name="T3">引数で指定された日付を追加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0" svg:x1="11.227cm" svg:y1="9.137cm" svg:x2="11.227cm" svg:y2="10.384cm"><text:p/></draw:line><draw:line draw:style-name="gr3" draw:text-style-name="P10" svg:x1="11.237cm" svg:y1="6.582cm" svg:x2="11.237cm" svg:y2="7.559cm"><text:p/></draw:line><draw:g draw:style-name="gr9"><draw:custom-shape draw:style-name="gr26" svg:width="6.977cm" svg:height="1.534cm" svg:x="7.815cm" svg:y="5.161cm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27" draw:text-style-name="P15" svg:width="4.269cm" svg:height="1.241cm" svg:x="9.253cm" svg:y="5.342cm"><draw:text-box><text:p text:style-name="P7"><text:span text:style-name="T8">チェックボックスにチェックが</text:span></text:p><text:p text:style-name="P7"><text:span text:style-name="T8">入っているレコードを走査</text:span></text:p><text:p text:style-name="P7"><text:span text:style-name="T8">する。</text:span></text:p></draw:text-box></draw:frame></draw:g><draw:custom-shape draw:style-name="gr28" draw:text-style-name="P16" svg:width="6.98cm" svg:height="1.154cm" svg:x="7.703cm" svg:y="10.331cm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18" draw:text-style-name="P7" svg:x1="6.859cm" svg:y1="-0.115cm" svg:x2="6.859cm" svg:y2="25.541cm"><text:p/></draw:line></draw:g></text:p>
      <text:p text:style-name="P1"><draw:g text:anchor-type="paragraph" draw:z-index="1" draw:style-name="gr1"><draw:frame draw:style-name="gr2" draw:text-style-name="P6" svg:width="6.751cm" svg:height="9.349cm" svg:x="0.109cm" svg:y="0.125cm"><draw:text-box><text:p><text:span text:style-name="T1">Fig85</text:span></text:p><text:p><text:span text:style-name="T1">関数名：</text:span><text:span text:style-name="T1">setTodayButton</text:span></text:p><text:p><text:span text:style-name="T1">概要 <text:s/></text:span><text:span text:style-name="T1">:</text:span><text:span text:style-name="T1">リストのレコードを削除する</text:span></text:p><text:p><text:span text:style-name="T1">　　　　　ボタンのイベントを設定する</text:span><text:span text:style-name="T2">。</text:span></text:p><text:p><text:span text:style-name="T1">引数　</text:span><text:span text:style-name="T1">:String target:</text:span><text:span text:style-name="T1">本日ボタンの</text:span></text:p><text:p><text:span text:style-name="T1">　　　　イベントを登録する。</text:span></text:p><text:p><text:span text:style-name="T1">戻り値</text:span><text:span text:style-name="T1">:boolean:</text:span><text:span text:style-name="T1">処理中断時には</text:span></text:p><text:p><text:span text:style-name="T1">　　　　　</text:span><text:span text:style-name="T1">false</text:span><text:span text:style-name="T1">を返す。</text:span></text:p><text:p><text:span text:style-name="T1">変数</text:span></text:p><text:p><text:span text:style-name="T1">var $checked:</text:span><text:span text:style-name="T1">チェックされたレコード。</text:span></text:p><text:p><text:span text:style-name="T1">var current:</text:span><text:span text:style-name="T1">現在の日付。</text:span></text:p></draw:text-box></draw:frame><draw:line draw:style-name="gr3" draw:text-style-name="P7" svg:x1="11.742cm" svg:y1="7.223cm" svg:x2="11.742cm" svg:y2="8.38cm"><text:p/></draw:line><draw:custom-shape draw:style-name="gr19" draw:text-style-name="P9" svg:width="7.224cm" svg:height="1.033cm" svg:x="8.082cm" svg:y="8.329cm"><text:p text:style-name="P8"><text:span text:style-name="T3">チェックが入ったレコードを取得し、</text:span></text:p><text:p text:style-name="P8"><text:span text:style-name="T3">$checked</text:span><text:span text:style-name="T3">に格納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0" svg:x1="11.692cm" svg:y1="9.361cm" svg:x2="11.692cm" svg:y2="10.372cm"><text:p/></draw:line><draw:custom-shape draw:style-name="gr5" draw:text-style-name="P11" svg:width="2.77cm" svg:height="1.341cm" svg:x="10.287cm" svg:y="5.882cm"><text:p text:style-name="P7"><text:span text:style-name="T4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3" draw:text-style-name="P10" svg:x1="11.737cm" svg:y1="21.988cm" svg:x2="11.737cm" svg:y2="23.496cm"><text:p/></draw:line><draw:custom-shape draw:style-name="gr5" draw:text-style-name="P11" svg:width="2.77cm" svg:height="1.341cm" svg:x="10.41cm" svg:y="23.438cm"><text:p text:style-name="P7"><text:span text:style-name="T4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0" draw:text-style-name="P9" svg:width="7.224cm" svg:height="1.652cm" svg:x="8.129cm" svg:y="17.064cm"><text:p text:style-name="P8"><text:span text:style-name="T3">取得した日付を</text:span><text:span text:style-name="T3">current</text:span><text:span text:style-name="T3">に格納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0" svg:x1="11.737cm" svg:y1="16.261cm" svg:x2="11.737cm" svg:y2="17.245cm"><text:p/></draw:line><draw:line draw:style-name="gr3" draw:text-style-name="P10" svg:x1="11.682cm" svg:y1="12.024cm" svg:x2="11.682cm" svg:y2="13.001cm"><text:p/></draw:line><draw:line draw:style-name="gr18" draw:text-style-name="P7" svg:x1="6.859cm" svg:y1="-0.115cm" svg:x2="6.859cm" svg:y2="25.541cm"><text:p/></draw:line><draw:line draw:style-name="gr3" draw:text-style-name="P7" svg:x1="11.703cm" svg:y1="1.252cm" svg:x2="11.703cm" svg:y2="2.086cm"><text:p/></draw:line><draw:custom-shape draw:style-name="gr21" draw:text-style-name="P9" svg:width="7.224cm" svg:height="1.223cm" svg:x="8.043cm" svg:y="2.076cm"><text:p text:style-name="P8"><text:span text:style-name="T3">本日ボタンのクリック</text:span></text:p><text:p text:style-name="P8"><text:span text:style-name="T3">イベントを登録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0" svg:x1="11.654cm" svg:y1="3.298cm" svg:x2="11.654cm" svg:y2="4.212cm"><text:p/></draw:line><draw:custom-shape draw:style-name="gr5" draw:text-style-name="P11" svg:width="2.77cm" svg:height="1.341cm" svg:x="10.248cm" svg:y="-0.087cm"><text:p text:style-name="P7"><text:span text:style-name="T4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11" svg:width="2.77cm" svg:height="1.341cm" svg:x="10.25cm" svg:y="4.157cm"><text:p text:style-name="P7"><text:span text:style-name="T4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8" svg:width="0.602cm" svg:height="0.627cm" svg:x="15.121cm" svg:y="10.675cm"><draw:text-box><text:p>N</text:p></draw:text-box></draw:frame><draw:custom-shape draw:style-name="gr22" draw:text-style-name="P14" svg:width="6.19cm" svg:height="2.514cm" svg:x="8.611cm" svg:y="10.271cm"><text:p text:style-name="P7"><text:span text:style-name="T7">チェックを入れた行がある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polyline draw:style-name="gr23" draw:text-style-name="P7" svg:width="5.296cm" svg:height="11.203cm" svg:x="11.737cm" svg:y="11.587cm" svg:viewBox="0 0 5297 11204" draw:points="3064,0 5297,0 5297,11204 0,11204"><text:p/></draw:polyline><draw:frame draw:style-name="gr8" svg:width="0.602cm" svg:height="0.627cm" svg:x="12.421cm" svg:y="13.068cm"><draw:text-box><text:p>Y</text:p></draw:text-box></draw:frame><draw:line draw:style-name="gr3" draw:text-style-name="P10" svg:x1="11.682cm" svg:y1="12.784cm" svg:x2="11.686cm" svg:y2="13.726cm"><text:p/></draw:line><draw:g draw:style-name="gr9"><draw:custom-shape draw:style-name="gr24" draw:text-style-name="P12" svg:width="8.113cm" svg:height="2.622cm" svg:x="7.583cm" svg:y="13.64cm"><text:p text:style-name="P7"><text:span text:style-name="T5">getCurrentDate()</text:span></text:p><text:p text:style-name="P7"><text:span text:style-name="T5"/></text:p><text:p text:style-name="P7"><text:span text:style-name="T5"/></text:p><text:p text:style-name="P7"><text:span text:style-name="T5">現在の日付を取得する。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draw:style-name="gr11" draw:text-style-name="P7" svg:x1="8.517cm" svg:y1="14.85cm" svg:x2="14.72cm" svg:y2="14.85cm"><text:p/></draw:line><draw:frame draw:style-name="gr25" draw:text-style-name="P13" svg:width="1.271cm" svg:height="0.623cm" svg:x="14.486cm" svg:y="16.441cm"><draw:text-box><text:p><text:span text:style-name="T6">fig83</text:span></text:p></draw:text-box></draw:frame></draw:g><draw:g draw:style-name="gr9"><draw:custom-shape draw:style-name="gr24" draw:text-style-name="P12" svg:width="8.113cm" svg:height="2.622cm" svg:x="7.623cm" svg:y="19.609cm"><text:p text:style-name="P7"><text:span text:style-name="T5">setRecordDate()</text:span></text:p><text:p text:style-name="P7"><text:span text:style-name="T5"/></text:p><text:p text:style-name="P7"><text:span text:style-name="T5">チェックしたレコードに日付を与える。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draw:style-name="gr11" draw:text-style-name="P7" svg:x1="8.56cm" svg:y1="20.819cm" svg:x2="14.763cm" svg:y2="20.819cm"><text:p/></draw:line><draw:frame draw:style-name="gr25" draw:text-style-name="P13" svg:width="1.271cm" svg:height="0.623cm" svg:x="14.527cm" svg:y="22.41cm"><draw:text-box><text:p><text:span text:style-name="T6">fig84</text:span></text:p></draw:text-box></draw:frame></draw:g><draw:line draw:style-name="gr3" draw:text-style-name="P10" svg:x1="11.737cm" svg:y1="18.715cm" svg:x2="11.737cm" svg:y2="19.609cm"><text:p/></draw:line><draw:line draw:style-name="gr18" draw:text-style-name="P7" svg:x1="6.859cm" svg:y1="-0.115cm" svg:x2="6.859cm" svg:y2="25.541cm"><text:p/></draw:line></draw:g></text:p>
      <text:p text:style-name="P1"><draw:g text:anchor-type="paragraph" draw:z-index="0" draw:style-name="gr1"><draw:frame draw:style-name="gr2" draw:text-style-name="P6" svg:width="6.751cm" svg:height="9.349cm" svg:x="0.109cm" svg:y="0.125cm"><draw:text-box><text:p><text:span text:style-name="T1">Fig86</text:span></text:p><text:p><text:span text:style-name="T1">関数名：</text:span><text:span text:style-name="T1">setTemporaryElem</text:span></text:p><text:p><text:span text:style-name="T1">概要 <text:s/></text:span><text:span text:style-name="T1">:</text:span><text:span text:style-name="T1">値を一時保存する要素を作</text:span></text:p><text:p><text:span text:style-name="T1">　　　　　る</text:span><text:span text:style-name="T2">。</text:span></text:p><text:p><text:span text:style-name="T1">引数　</text:span><text:span text:style-name="T1">:String target:</text:span><text:span text:style-name="T1">処理対象のセ</text:span></text:p><text:p><text:span text:style-name="T1">　　　　　レクタ。</text:span></text:p><text:p><text:span text:style-name="T1">　　　　</text:span><text:span text:style-name="T1">:jQuery checkedRecord:</text:span><text:span text:style-name="T1">チェ</text:span></text:p><text:p><text:span text:style-name="T1">　　　　　ックが入ったレコード。</text:span></text:p><text:p><text:span text:style-name="T1">戻り値</text:span><text:span text:style-name="T1">:</text:span><text:span text:style-name="T1">なし</text:span></text:p><text:p><text:span text:style-name="T1">概要 <text:s/></text:span><text:span text:style-name="T1">:</text:span><text:span text:style-name="T1">値を一時保存する要素を作</text:span></text:p><text:p><text:span text:style-name="T1">　　　　　る。</text:span></text:p><text:p><text:span text:style-name="T1"/></text:p><text:p><text:span text:style-name="T1">変数</text:span></text:p><text:p><text:span text:style-name="T1">var hiddenid:</text:span><text:span text:style-name="T1">画面の</text:span><text:span text:style-name="T1">ID</text:span><text:span text:style-name="T1">。</text:span></text:p><text:p><text:span text:style-name="T1">var hidden:</text:span><text:span text:style-name="T1">値を一時保存する要素。</text:span></text:p></draw:text-box></draw:frame><draw:line draw:style-name="gr3" draw:text-style-name="P7" svg:x1="12.835cm" svg:y1="3.826cm" svg:x2="12.835cm" svg:y2="4.983cm"><text:p/></draw:line><draw:custom-shape draw:style-name="gr4" draw:text-style-name="P9" svg:width="7.224cm" svg:height="1.863cm" svg:x="9.175cm" svg:y="4.84cm"><text:p text:style-name="P8"><text:span text:style-name="T3">引数</text:span><text:span text:style-name="T3">target</text:span><text:span text:style-name="T3">で指定した画面に</text:span><text:span text:style-name="T3">hiddenid</text:span><text:span text:style-name="T3">に格</text:span></text:p><text:p text:style-name="P8"><text:span text:style-name="T3">納した</text:span><text:span text:style-name="T3">ID</text:span><text:span text:style-name="T3">をもとにした</text:span><text:span text:style-name="T3">ID</text:span><text:span text:style-name="T3">をセットしたテキストボ</text:span></text:p><text:p text:style-name="P8"><text:span text:style-name="T3">ックスを追加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0" svg:x1="12.786cm" svg:y1="6.702cm" svg:x2="12.786cm" svg:y2="7.713cm"><text:p/></draw:line><draw:line draw:style-name="gr3" draw:text-style-name="P10" svg:x1="12.83cm" svg:y1="22.103cm" svg:x2="12.83cm" svg:y2="23.611cm"><text:p/></draw:line><draw:custom-shape draw:style-name="gr5" draw:text-style-name="P11" svg:width="2.77cm" svg:height="1.341cm" svg:x="11.504cm" svg:y="23.597cm"><text:p text:style-name="P7"><text:span text:style-name="T4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6" draw:text-style-name="P9" svg:width="7.224cm" svg:height="1.126cm" svg:x="9.223cm" svg:y="11.961cm"><text:p text:style-name="P8"><text:span text:style-name="T3">Datepicker</text:span><text:span text:style-name="T3">のカレンダーの日本語の設定</text:span></text:p><text:p text:style-name="P8"><text:span text:style-name="T3">を行う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0" svg:x1="12.83cm" svg:y1="13.086cm" svg:x2="12.83cm" svg:y2="14.07cm"><text:p/></draw:line><draw:line draw:style-name="gr3" draw:text-style-name="P7" svg:x1="12.797cm" svg:y1="1.252cm" svg:x2="12.797cm" svg:y2="2.409cm"><text:p/></draw:line><draw:custom-shape draw:style-name="gr7" draw:text-style-name="P9" svg:width="7.224cm" svg:height="1.428cm" svg:x="9.137cm" svg:y="2.4cm"><text:p text:style-name="P8"><text:span text:style-name="T3">引数で指定された画面の</text:span><text:span text:style-name="T3">ID</text:span><text:span text:style-name="T3">のセレクタの</text:span></text:p><text:p text:style-name="P8"><text:span text:style-name="T3">文字列から</text:span><text:span text:style-name="T3">#</text:span><text:span text:style-name="T3">を抜き、</text:span><text:span text:style-name="T3">hidenid</text:span><text:span text:style-name="T3">に格納する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" draw:text-style-name="P11" svg:width="2.77cm" svg:height="1.341cm" svg:x="11.341cm" svg:y="-0.087cm"><text:p text:style-name="P7"><text:span text:style-name="T4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8" svg:width="0.602cm" svg:height="0.627cm" svg:x="16.215cm" svg:y="12.174cm"><draw:text-box><text:p>N</text:p></draw:text-box></draw:frame><draw:line draw:style-name="gr3" draw:text-style-name="P10" svg:x1="12.775cm" svg:y1="11.079cm" svg:x2="12.779cm" svg:y2="12.021cm"><text:p/></draw:line><draw:g draw:style-name="gr9"><draw:custom-shape draw:style-name="gr10" draw:text-style-name="P12" svg:width="8.113cm" svg:height="2.008cm" svg:x="8.838cm" svg:y="20.096cm"><text:p text:style-name="P7"><text:span text:style-name="T5">setTemporaryElemChangeEvent()</text:span></text:p><text:p text:style-name="P7"><text:span text:style-name="T5"/></text:p><text:p text:style-name="P7"><text:span text:style-name="T5">hidden</text:span><text:span text:style-name="T5">の要素の値が変わったときの</text:span></text:p><text:p text:style-name="P7"><text:span text:style-name="T5">イベントを登録する。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draw:style-name="gr11" draw:text-style-name="P7" svg:x1="9.773cm" svg:y1="21.022cm" svg:x2="15.976cm" svg:y2="21.022cm"><text:p/></draw:line><draw:frame draw:style-name="gr12" draw:text-style-name="P13" svg:width="1.271cm" svg:height="0.477cm" svg:x="15.742cm" svg:y="22.241cm"><draw:text-box><text:p><text:span text:style-name="T6">fig87</text:span></text:p></draw:text-box></draw:frame></draw:g><draw:line draw:style-name="gr3" draw:text-style-name="P10" svg:x1="12.83cm" svg:y1="15.25cm" svg:x2="12.83cm" svg:y2="16.144cm"><text:p/></draw:line><draw:custom-shape draw:style-name="gr13" draw:text-style-name="P9" svg:width="7.224cm" svg:height="1.377cm" svg:x="9.175cm" svg:y="7.636cm"><text:p text:style-name="P8"><text:span text:style-name="T3">追加したテキストボックスの</text:span><text:span text:style-name="T3">jQuery</text:span><text:span text:style-name="T3">オブジェク</text:span></text:p><text:p text:style-name="P8"><text:span text:style-name="T3">トを生成して</text:span><text:span text:style-name="T3">hidden</text:span><text:span text:style-name="T3">に格納する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4" draw:text-style-name="P9" svg:width="7.224cm" svg:height="1.163cm" svg:x="9.223cm" svg:y="9.916cm"><text:p text:style-name="P8"><text:span text:style-name="T3">Datepicker</text:span><text:span text:style-name="T3">のカレンダーを生成し、</text:span><text:span text:style-name="T3">hidden</text:span></text:p><text:p text:style-name="P8"><text:span text:style-name="T3">に紐づけ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0" svg:x1="12.786cm" svg:y1="9.011cm" svg:x2="12.786cm" svg:y2="10.022cm"><text:p/></draw:line><draw:custom-shape draw:style-name="gr15" draw:text-style-name="P9" svg:width="7.224cm" svg:height="1.28cm" svg:x="9.262cm" svg:y="13.971cm"><text:p text:style-name="P8"><text:span text:style-name="T3">Datepicker</text:span><text:span text:style-name="T3">のカレンダーで年月のプルダウン</text:span></text:p><text:p text:style-name="P8"><text:span text:style-name="T3">メニューでの選択ができるようにする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6" draw:text-style-name="P9" svg:width="7.224cm" svg:height="0.996cm" svg:x="9.262cm" svg:y="16.037cm"><text:p text:style-name="P8"><text:span text:style-name="T3">Datepicker</text:span><text:span text:style-name="T3">のカレンダーを表示する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7" draw:text-style-name="P9" svg:width="7.224cm" svg:height="1.359cm" svg:x="9.262cm" svg:y="17.942cm"><text:p text:style-name="P8"><text:span text:style-name="T3">テキストボックスの</text:span><text:span text:style-name="T3">type</text:span><text:span text:style-name="T3">属性を</text:span><text:span text:style-name="T3">hidden</text:span><text:span text:style-name="T3">に</text:span></text:p><text:p text:style-name="P8"><text:span text:style-name="T3">変え、不可視の要素に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0" svg:x1="12.83cm" svg:y1="17.032cm" svg:x2="12.83cm" svg:y2="17.926cm"><text:p/></draw:line><draw:line draw:style-name="gr3" draw:text-style-name="P10" svg:x1="12.83cm" svg:y1="19.3cm" svg:x2="12.83cm" svg:y2="20.194cm"><text:p/></draw:line><draw:line draw:style-name="gr18" draw:text-style-name="P7" svg:x1="6.859cm" svg:y1="-0.115cm" svg:x2="6.859cm" svg:y2="25.541cm"><text:p/></draw:line></draw:g></text:p>
      <text:p text:style-name="P1"><draw:g text:anchor-type="paragraph" draw:z-index="13" draw:style-name="gr1"><draw:frame draw:style-name="gr2" draw:text-style-name="P6" svg:width="6.751cm" svg:height="9.349cm" svg:x="0.109cm" svg:y="0.125cm"><draw:text-box><text:p><text:span text:style-name="T1">Fig87</text:span></text:p><text:p><text:span text:style-name="T1">関数名：</text:span><text:span text:style-name="T1">setTemporaryElemChangeEvent</text:span></text:p><text:p><text:span text:style-name="T1">概要 <text:s/></text:span><text:span text:style-name="T1">:</text:span><text:span text:style-name="T1">値を一時保存する要素を作</text:span></text:p><text:p><text:span text:style-name="T1">　　　　　る</text:span><text:span text:style-name="T2">。</text:span></text:p><text:p><text:span text:style-name="T1">引数　</text:span><text:span text:style-name="T1">:String target:</text:span><text:span text:style-name="T1">処理対象のセ</text:span></text:p><text:p><text:span text:style-name="T1">　　　　　レクタ。</text:span></text:p><text:p><text:span text:style-name="T1">　　　　</text:span><text:span text:style-name="T1">:jQuery checkedRecord:</text:span><text:span text:style-name="T1">チェ</text:span></text:p><text:p><text:span text:style-name="T1">　　　　　ックが入ったレコード。</text:span></text:p><text:p><text:span text:style-name="T1">　　　　</text:span><text:span text:style-name="T1">:jQuery temporaryElem:</text:span><text:span text:style-name="T1">イベ</text:span></text:p><text:p><text:span text:style-name="T1">　　　　　ントの登録対象となる、値を</text:span></text:p><text:p><text:span text:style-name="T1">　　　　　一時保存するための要素。</text:span></text:p><text:p><text:span text:style-name="T1">戻り値</text:span><text:span text:style-name="T1">:</text:span><text:span text:style-name="T1">なし</text:span></text:p><text:p><text:span text:style-name="T1">概要 <text:s/></text:span><text:span text:style-name="T1">:</text:span><text:span text:style-name="T1">値を一時保存する要素の値</text:span></text:p><text:p><text:span text:style-name="T1">　　　　　が変わったときのイベントを</text:span></text:p><text:p><text:span text:style-name="T1">　　　　　登録する。</text:span></text:p><text:p><text:span text:style-name="T1"/></text:p><text:p><text:span text:style-name="T1">変数</text:span></text:p><text:p><text:span text:style-name="T1">var checkedRecordLength:</text:span><text:span text:style-name="T1">チェック</text:span></text:p><text:p><text:span text:style-name="T1">　　　したレコードの数。</text:span></text:p><text:p><text:span text:style-name="T1">var targetlist:</text:span><text:span text:style-name="T1">値を一時保存する要素。</text:span></text:p></draw:text-box></draw:frame><draw:line draw:style-name="gr3" draw:text-style-name="P7" svg:x1="11.864cm" svg:y1="7.382cm" svg:x2="11.864cm" svg:y2="8.539cm"><text:p/></draw:line><draw:custom-shape draw:style-name="gr42" draw:text-style-name="P9" svg:width="7.224cm" svg:height="1.364cm" svg:x="8.203cm" svg:y="8.532cm"><text:p text:style-name="P8"><text:span text:style-name="T3">チェックが入ったレコードの数を取得し、</text:span></text:p><text:p text:style-name="P8"><text:span text:style-name="T2">checkedRecordLength</text:span><text:span text:style-name="T3">に格納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0" svg:x1="11.814cm" svg:y1="9.895cm" svg:x2="11.814cm" svg:y2="10.906cm"><text:p/></draw:line><draw:custom-shape draw:style-name="gr5" draw:text-style-name="P11" svg:width="2.77cm" svg:height="1.341cm" svg:x="10.408cm" svg:y="6.045cm"><text:p text:style-name="P7"><text:span text:style-name="T4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11" svg:width="2.77cm" svg:height="1.341cm" svg:x="10.532cm" svg:y="24.047cm"><text:p text:style-name="P7"><text:span text:style-name="T4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3" draw:text-style-name="P7" svg:x1="11.825cm" svg:y1="1.252cm" svg:x2="11.825cm" svg:y2="2.125cm"><text:p/></draw:line><draw:custom-shape draw:style-name="gr43" draw:text-style-name="P9" svg:width="7.226cm" svg:height="1.265cm" svg:x="8.165cm" svg:y="2.116cm"><text:p text:style-name="P8"><text:span text:style-name="T3">temporaryElem</text:span><text:span text:style-name="T3">の値が変わったときの</text:span></text:p><text:p text:style-name="P8"><text:span text:style-name="T3">イベントを登録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0" svg:x1="11.775cm" svg:y1="3.381cm" svg:x2="11.775cm" svg:y2="4.376cm"><text:p/></draw:line><draw:custom-shape draw:style-name="gr5" draw:text-style-name="P11" svg:width="2.77cm" svg:height="1.341cm" svg:x="10.37cm" svg:y="-0.087cm"><text:p text:style-name="P7"><text:span text:style-name="T4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11" svg:width="2.77cm" svg:height="1.341cm" svg:x="10.371cm" svg:y="4.36cm"><text:p text:style-name="P7"><text:span text:style-name="T4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18" draw:text-style-name="P7" svg:x1="6.859cm" svg:y1="-0.115cm" svg:x2="6.859cm" svg:y2="25.541cm"><text:p/></draw:line><draw:custom-shape draw:style-name="gr44" draw:text-style-name="P9" svg:width="7.224cm" svg:height="1.366cm" svg:x="8.203cm" svg:y="10.841cm"><text:p text:style-name="P8"><text:span text:style-name="T3">処理対象のリストを取得して</text:span><text:span text:style-name="T3">targetlist</text:span><text:span text:style-name="T3">に</text:span></text:p><text:p text:style-name="P8"><text:span text:style-name="T3">格納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0" svg:x1="11.807cm" svg:y1="12.206cm" svg:x2="11.807cm" svg:y2="13.102cm"><text:p/></draw:line><draw:line draw:style-name="gr3" draw:text-style-name="P10" svg:x1="11.848cm" svg:y1="18.923cm" svg:x2="11.848cm" svg:y2="19.911cm"><text:p/></draw:line><draw:custom-shape draw:style-name="gr45" draw:text-style-name="P9" svg:width="7.224cm" svg:height="1.281cm" svg:x="8.203cm" svg:y="15.548cm"><text:p text:style-name="P8"><text:span text:style-name="T3">該当するレコードに日付を与え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0" svg:x1="11.786cm" svg:y1="16.829cm" svg:x2="11.786cm" svg:y2="17.887cm"><text:p/></draw:line><draw:line draw:style-name="gr3" draw:text-style-name="P10" svg:x1="11.797cm" svg:y1="14.661cm" svg:x2="11.797cm" svg:y2="15.638cm"><text:p/></draw:line><draw:g draw:style-name="gr9"><draw:custom-shape draw:style-name="gr26" svg:width="6.977cm" svg:height="1.534cm" svg:x="8.375cm" svg:y="13.123cm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27" draw:text-style-name="P15" svg:width="4.269cm" svg:height="1.241cm" svg:x="9.812cm" svg:y="13.305cm"><draw:text-box><text:p text:style-name="P7"><text:span text:style-name="T8"/></text:p><text:p text:style-name="P7"><text:span text:style-name="T8">チェックが入ったレコードを</text:span></text:p><text:p text:style-name="P7"><text:span text:style-name="T8">走査する。</text:span></text:p></draw:text-box></draw:frame></draw:g><draw:custom-shape draw:style-name="gr46" draw:text-style-name="P16" svg:width="6.984cm" svg:height="1.158cm" svg:x="8.262cm" svg:y="17.766cm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style-name="gr47" draw:text-style-name="P9" svg:width="7.224cm" svg:height="1.161cm" svg:x="8.325cm" svg:y="19.884cm"><text:p text:style-name="P8"><text:span text:style-name="T3">このイベントを削除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0" svg:x1="11.848cm" svg:y1="21.045cm" svg:x2="11.848cm" svg:y2="22.033cm"><text:p/></draw:line><draw:custom-shape draw:style-name="gr47" draw:text-style-name="P9" svg:width="7.224cm" svg:height="1.161cm" svg:x="8.325cm" svg:y="21.949cm"><text:p text:style-name="P8"><text:span text:style-name="T3">このイベントの対象となっている要素を</text:span></text:p><text:p text:style-name="P8"><text:span text:style-name="T3">削除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0" svg:x1="11.848cm" svg:y1="23.11cm" svg:x2="11.848cm" svg:y2="24.098cm"><text:p/></draw:line></draw:g></text:p>
      <text:p text:style-name="P1"><draw:g text:anchor-type="paragraph" draw:z-index="14" draw:style-name="gr1"><draw:frame draw:style-name="gr2" draw:text-style-name="P6" svg:width="6.751cm" svg:height="9.349cm" svg:x="0.109cm" svg:y="0.125cm"><draw:text-box><text:p><text:span text:style-name="T1">Fig88</text:span></text:p><text:p><text:span text:style-name="T1">関数名：</text:span><text:span text:style-name="T1">setCalendarButton</text:span></text:p><text:p><text:span text:style-name="T1">概要 <text:s/></text:span><text:span text:style-name="T1">:</text:span><text:span text:style-name="T1">カレンダーボタンのイベント</text:span></text:p><text:p><text:span text:style-name="T1">　　　　　を登録する</text:span></text:p><text:p><text:span text:style-name="T1">引数　</text:span><text:span text:style-name="T1">:String target:</text:span><text:span text:style-name="T1">処理対象のセ</text:span></text:p><text:p><text:span text:style-name="T1">　　　　　レクタ。</text:span></text:p><text:p><text:span text:style-name="T1">戻り値</text:span><text:span text:style-name="T1">:boolean:</text:span><text:span text:style-name="T1">処理中断時には</text:span></text:p><text:p><text:span text:style-name="T1">　　　　　</text:span><text:span text:style-name="T1">false</text:span><text:span text:style-name="T1">を返す。</text:span></text:p><text:p><text:span text:style-name="T1">変数</text:span></text:p><text:p><text:span text:style-name="T1">var $checked:</text:span><text:span text:style-name="T1">チェックされたレコード。</text:span></text:p><text:p><text:span text:style-name="T1"/></text:p></draw:text-box></draw:frame><draw:line draw:style-name="gr3" draw:text-style-name="P7" svg:x1="11.742cm" svg:y1="7.223cm" svg:x2="11.742cm" svg:y2="8.38cm"><text:p/></draw:line><draw:custom-shape draw:style-name="gr19" draw:text-style-name="P9" svg:width="7.224cm" svg:height="1.033cm" svg:x="8.082cm" svg:y="8.329cm"><text:p text:style-name="P8"><text:span text:style-name="T3">チェックが入ったレコードを取得し、</text:span></text:p><text:p text:style-name="P8"><text:span text:style-name="T3">$checked</text:span><text:span text:style-name="T3">に格納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0" svg:x1="11.692cm" svg:y1="9.361cm" svg:x2="11.692cm" svg:y2="10.372cm"><text:p/></draw:line><draw:custom-shape draw:style-name="gr5" draw:text-style-name="P11" svg:width="2.77cm" svg:height="1.341cm" svg:x="10.287cm" svg:y="5.882cm"><text:p text:style-name="P7"><text:span text:style-name="T4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11" svg:width="2.77cm" svg:height="1.341cm" svg:x="10.41cm" svg:y="18.053cm"><text:p text:style-name="P7"><text:span text:style-name="T4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3" draw:text-style-name="P10" svg:x1="11.737cm" svg:y1="16.261cm" svg:x2="11.737cm" svg:y2="18cm"><text:p/></draw:line><draw:line draw:style-name="gr3" draw:text-style-name="P10" svg:x1="11.682cm" svg:y1="12.024cm" svg:x2="11.682cm" svg:y2="13.001cm"><text:p/></draw:line><draw:line draw:style-name="gr18" draw:text-style-name="P7" svg:x1="6.859cm" svg:y1="-0.115cm" svg:x2="6.859cm" svg:y2="25.541cm"><text:p/></draw:line><draw:line draw:style-name="gr3" draw:text-style-name="P7" svg:x1="11.703cm" svg:y1="1.252cm" svg:x2="11.703cm" svg:y2="2.086cm"><text:p/></draw:line><draw:custom-shape draw:style-name="gr21" draw:text-style-name="P9" svg:width="7.224cm" svg:height="1.223cm" svg:x="8.043cm" svg:y="2.076cm"><text:p text:style-name="P8"><text:span text:style-name="T3">カレンダーボタンのクリックイベントを登</text:span></text:p><text:p text:style-name="P8"><text:span text:style-name="T3">録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0" svg:x1="11.654cm" svg:y1="3.298cm" svg:x2="11.654cm" svg:y2="4.212cm"><text:p/></draw:line><draw:custom-shape draw:style-name="gr5" draw:text-style-name="P11" svg:width="2.77cm" svg:height="1.341cm" svg:x="10.248cm" svg:y="-0.087cm"><text:p text:style-name="P7"><text:span text:style-name="T4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11" svg:width="2.77cm" svg:height="1.341cm" svg:x="10.25cm" svg:y="4.157cm"><text:p text:style-name="P7"><text:span text:style-name="T4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8" svg:width="0.602cm" svg:height="0.627cm" svg:x="15.121cm" svg:y="10.675cm"><draw:text-box><text:p>N</text:p></draw:text-box></draw:frame><draw:custom-shape draw:style-name="gr22" draw:text-style-name="P14" svg:width="6.19cm" svg:height="2.514cm" svg:x="8.611cm" svg:y="10.271cm"><text:p text:style-name="P7"><text:span text:style-name="T7">チェックを入れた行がある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polyline draw:style-name="gr23" draw:text-style-name="P7" svg:width="5.296cm" svg:height="5.407cm" svg:x="11.737cm" svg:y="11.587cm" svg:viewBox="0 0 5297 5408" draw:points="3064,0 5297,0 5297,5408 0,5408"><text:p/></draw:polyline><draw:frame draw:style-name="gr8" svg:width="0.602cm" svg:height="0.627cm" svg:x="12.421cm" svg:y="13.068cm"><draw:text-box><text:p>Y</text:p></draw:text-box></draw:frame><draw:line draw:style-name="gr3" draw:text-style-name="P10" svg:x1="11.682cm" svg:y1="12.784cm" svg:x2="11.686cm" svg:y2="13.726cm"><text:p/></draw:line><draw:g draw:style-name="gr9"><draw:custom-shape draw:style-name="gr24" draw:text-style-name="P12" svg:width="8.113cm" svg:height="2.622cm" svg:x="7.583cm" svg:y="13.64cm"><text:p text:style-name="P7"><text:span text:style-name="T5">createTemporatyElem()</text:span></text:p><text:p text:style-name="P7"><text:span text:style-name="T5"/></text:p><text:p text:style-name="P7"><text:span text:style-name="T5"/></text:p><text:p text:style-name="P7"><text:span text:style-name="T5">カレンダーと、カレンダーの値を一時</text:span></text:p><text:p text:style-name="P7"><text:span text:style-name="T5">保存する要素を作る。。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draw:style-name="gr11" draw:text-style-name="P7" svg:x1="8.517cm" svg:y1="14.85cm" svg:x2="14.72cm" svg:y2="14.85cm"><text:p/></draw:line><draw:frame draw:style-name="gr25" draw:text-style-name="P13" svg:width="1.271cm" svg:height="0.623cm" svg:x="14.486cm" svg:y="16.441cm"><draw:text-box><text:p><text:span text:style-name="T6">fig86</text:span></text:p></draw:text-box></draw:frame></draw:g><draw:line draw:style-name="gr18" draw:text-style-name="P7" svg:x1="6.859cm" svg:y1="-0.115cm" svg:x2="6.859cm" svg:y2="25.541cm"><text:p/></draw:line></draw:g></text:p>
      <text:p text:style-name="P1"><draw:g text:anchor-type="paragraph" draw:z-index="15" draw:style-name="gr1"><draw:frame draw:style-name="gr2" draw:text-style-name="P6" svg:width="6.751cm" svg:height="9.349cm" svg:x="0.109cm" svg:y="0.125cm"><draw:text-box><text:p><text:span text:style-name="T1">Fig89</text:span></text:p><text:p><text:span text:style-name="T1">関数名：</text:span><text:span text:style-name="T1">addAddConfirmButtonEvent</text:span></text:p><text:p><text:span text:style-name="T1">概要 <text:s/></text:span><text:span text:style-name="T1">:</text:span><text:span text:style-name="T1">レコードの追加内容を確定</text:span></text:p><text:p><text:span text:style-name="T1">　　　　して現在の画面を終わらせ</text:span></text:p><text:p><text:span text:style-name="T1">　　　　るボタンのイベント登録。</text:span></text:p><text:p><text:span text:style-name="T1">引数　</text:span><text:span text:style-name="T1">:</text:span><text:span text:style-name="T1">なし</text:span></text:p><text:p><text:span text:style-name="T1">戻り値</text:span><text:span text:style-name="T1">:</text:span><text:span text:style-name="T1">なし</text:span></text:p><text:p><text:span text:style-name="T1"/></text:p></draw:text-box></draw:frame><draw:line draw:style-name="gr3" draw:text-style-name="P7" svg:x1="11.742cm" svg:y1="7.223cm" svg:x2="11.742cm" svg:y2="8.38cm"><text:p/></draw:line><draw:custom-shape draw:style-name="gr19" draw:text-style-name="P9" svg:width="7.224cm" svg:height="1.033cm" svg:x="8.082cm" svg:y="8.329cm"><text:p text:style-name="P8"><text:span text:style-name="T3">レコードの追加処理を行う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0" svg:x1="11.692cm" svg:y1="9.361cm" svg:x2="11.692cm" svg:y2="10.372cm"><text:p/></draw:line><draw:custom-shape draw:style-name="gr5" draw:text-style-name="P11" svg:width="2.77cm" svg:height="1.341cm" svg:x="10.287cm" svg:y="5.882cm"><text:p text:style-name="P7"><text:span text:style-name="T4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11" svg:width="2.77cm" svg:height="1.341cm" svg:x="10.41cm" svg:y="14.081cm"><text:p text:style-name="P7"><text:span text:style-name="T4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18" draw:text-style-name="P7" svg:x1="6.859cm" svg:y1="-0.115cm" svg:x2="6.859cm" svg:y2="25.541cm"><text:p/></draw:line><draw:line draw:style-name="gr3" draw:text-style-name="P7" svg:x1="11.703cm" svg:y1="1.252cm" svg:x2="11.703cm" svg:y2="2.086cm"><text:p/></draw:line><draw:custom-shape draw:style-name="gr21" draw:text-style-name="P9" svg:width="7.224cm" svg:height="1.223cm" svg:x="8.043cm" svg:y="2.076cm"><text:p text:style-name="P8"><text:span text:style-name="T3">登録ボタンのクリックイベントを登</text:span></text:p><text:p text:style-name="P8"><text:span text:style-name="T3">録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0" svg:x1="11.654cm" svg:y1="3.298cm" svg:x2="11.654cm" svg:y2="4.212cm"><text:p/></draw:line><draw:custom-shape draw:style-name="gr5" draw:text-style-name="P11" svg:width="2.77cm" svg:height="1.341cm" svg:x="10.248cm" svg:y="-0.087cm"><text:p text:style-name="P7"><text:span text:style-name="T4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11" svg:width="2.77cm" svg:height="1.341cm" svg:x="10.25cm" svg:y="4.157cm"><text:p text:style-name="P7"><text:span text:style-name="T4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9"><draw:custom-shape draw:style-name="gr24" draw:text-style-name="P23" svg:width="8.113cm" svg:height="2.622cm" svg:x="7.657cm" svg:y="10.37cm"><text:p text:style-name="P22"><text:span text:style-name="T5">disappearPage()</text:span></text:p><text:p text:style-name="P7"><text:span text:style-name="T5"/></text:p><text:p text:style-name="P7"><text:span text:style-name="T5"/></text:p><text:p text:style-name="P7"><text:span text:style-name="T5">今表示しているページを閉じる。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draw:style-name="gr11" draw:text-style-name="P7" svg:x1="8.592cm" svg:y1="11.58cm" svg:x2="14.795cm" svg:y2="11.58cm"><text:p/></draw:line><draw:frame draw:style-name="gr25" draw:text-style-name="P13" svg:width="1.271cm" svg:height="0.623cm" svg:x="14.561cm" svg:y="13.171cm"><draw:text-box><text:p><text:span text:style-name="T6">fig15</text:span></text:p></draw:text-box></draw:frame></draw:g><draw:line draw:style-name="gr18" draw:text-style-name="P7" svg:x1="6.859cm" svg:y1="-0.115cm" svg:x2="6.859cm" svg:y2="25.541cm"><text:p/></draw:line><draw:line draw:style-name="gr3" draw:text-style-name="P10" svg:x1="11.692cm" svg:y1="12.992cm" svg:x2="11.692cm" svg:y2="14.003cm"><text:p/></draw:line></draw:g></text:p>
      <text:p text:style-name="P1"><draw:g text:anchor-type="paragraph" draw:z-index="16" draw:style-name="gr1"><draw:frame draw:style-name="gr2" draw:text-style-name="P6" svg:width="6.751cm" svg:height="9.349cm" svg:x="0.109cm" svg:y="0.125cm"><draw:text-box><text:p><text:span text:style-name="T1">Fig90</text:span></text:p><text:p><text:span text:style-name="T1">関数名：</text:span><text:span text:style-name="T1">addEditConfirmButtonEvent</text:span></text:p><text:p><text:span text:style-name="T1">概要 <text:s/></text:span><text:span text:style-name="T1">:</text:span><text:span text:style-name="T1">レコードの変更内容を確定</text:span></text:p><text:p><text:span text:style-name="T1">　　　　して現在の画面を終わらせ</text:span></text:p><text:p><text:span text:style-name="T1">　　　　るボタンのイベント登録。</text:span></text:p><text:p><text:span text:style-name="T1">引数　</text:span><text:span text:style-name="T1">:</text:span><text:span text:style-name="T1">なし</text:span></text:p><text:p><text:span text:style-name="T1">戻り値</text:span><text:span text:style-name="T1">:</text:span><text:span text:style-name="T1">なし</text:span></text:p><text:p><text:span text:style-name="T1"/></text:p></draw:text-box></draw:frame><draw:line draw:style-name="gr3" draw:text-style-name="P7" svg:x1="11.742cm" svg:y1="7.223cm" svg:x2="11.742cm" svg:y2="8.38cm"><text:p/></draw:line><draw:custom-shape draw:style-name="gr19" draw:text-style-name="P9" svg:width="7.224cm" svg:height="1.033cm" svg:x="8.082cm" svg:y="8.329cm"><text:p text:style-name="P8"><text:span text:style-name="T3">レコードの変更処理を行う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0" svg:x1="11.692cm" svg:y1="9.361cm" svg:x2="11.692cm" svg:y2="10.372cm"><text:p/></draw:line><draw:custom-shape draw:style-name="gr5" draw:text-style-name="P11" svg:width="2.77cm" svg:height="1.341cm" svg:x="10.287cm" svg:y="5.882cm"><text:p text:style-name="P7"><text:span text:style-name="T4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11" svg:width="2.77cm" svg:height="1.341cm" svg:x="10.41cm" svg:y="14.081cm"><text:p text:style-name="P7"><text:span text:style-name="T4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18" draw:text-style-name="P7" svg:x1="6.859cm" svg:y1="-0.115cm" svg:x2="6.859cm" svg:y2="25.541cm"><text:p/></draw:line><draw:line draw:style-name="gr3" draw:text-style-name="P7" svg:x1="11.703cm" svg:y1="1.252cm" svg:x2="11.703cm" svg:y2="2.086cm"><text:p/></draw:line><draw:custom-shape draw:style-name="gr21" draw:text-style-name="P9" svg:width="7.224cm" svg:height="1.223cm" svg:x="8.043cm" svg:y="2.076cm"><text:p text:style-name="P8"><text:span text:style-name="T3">編集ボタンのクリックイベントを登</text:span></text:p><text:p text:style-name="P8"><text:span text:style-name="T3">録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0" svg:x1="11.654cm" svg:y1="3.298cm" svg:x2="11.654cm" svg:y2="4.212cm"><text:p/></draw:line><draw:custom-shape draw:style-name="gr5" draw:text-style-name="P11" svg:width="2.77cm" svg:height="1.341cm" svg:x="10.248cm" svg:y="-0.087cm"><text:p text:style-name="P7"><text:span text:style-name="T4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11" svg:width="2.77cm" svg:height="1.341cm" svg:x="10.25cm" svg:y="4.157cm"><text:p text:style-name="P7"><text:span text:style-name="T4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9"><draw:custom-shape draw:style-name="gr24" draw:text-style-name="P23" svg:width="8.113cm" svg:height="2.622cm" svg:x="7.694cm" svg:y="10.334cm"><text:p text:style-name="P22"><text:span text:style-name="T5">disappearPage()</text:span></text:p><text:p text:style-name="P7"><text:span text:style-name="T5"/></text:p><text:p text:style-name="P7"><text:span text:style-name="T5"/></text:p><text:p text:style-name="P7"><text:span text:style-name="T5">今表示しているページを閉じる。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draw:style-name="gr11" draw:text-style-name="P7" svg:x1="8.629cm" svg:y1="11.543cm" svg:x2="14.832cm" svg:y2="11.543cm"><text:p/></draw:line><draw:frame draw:style-name="gr25" draw:text-style-name="P13" svg:width="1.271cm" svg:height="0.623cm" svg:x="14.598cm" svg:y="13.135cm"><draw:text-box><text:p><text:span text:style-name="T6">fig15</text:span></text:p></draw:text-box></draw:frame></draw:g><draw:line draw:style-name="gr18" draw:text-style-name="P7" svg:x1="6.859cm" svg:y1="-0.115cm" svg:x2="6.859cm" svg:y2="25.541cm"><text:p/></draw:line><draw:line draw:style-name="gr3" draw:text-style-name="P10" svg:x1="11.692cm" svg:y1="12.992cm" svg:x2="11.692cm" svg:y2="14.003cm"><text:p/></draw:line></draw:g></text:p>
      <text:p text:style-name="P1"><draw:g text:anchor-type="paragraph" draw:z-index="17" draw:style-name="gr1"><draw:frame draw:style-name="gr2" draw:text-style-name="P6" svg:width="6.751cm" svg:height="9.349cm" svg:x="0.109cm" svg:y="0.125cm"><draw:text-box><text:p><text:span text:style-name="T1">Fig91</text:span></text:p><text:p><text:span text:style-name="T1">関数名：</text:span><text:span text:style-name="T1">addRegistRecordButton</text:span></text:p><text:p><text:span text:style-name="T1">　　　　　　</text:span><text:span text:style-name="T1">Event</text:span></text:p><text:p><text:span text:style-name="T1">概要 <text:s/></text:span><text:span text:style-name="T1">:</text:span><text:span text:style-name="T1">レコード登録ボタンのイベ</text:span></text:p><text:p><text:span text:style-name="T1">　　　　　ントを登録する</text:span></text:p><text:p><text:span text:style-name="T1">引数　</text:span><text:span text:style-name="T1">:</text:span><text:span text:style-name="T1">なし</text:span></text:p><text:p><text:span text:style-name="T1">戻り値</text:span><text:span text:style-name="T1">:</text:span><text:span text:style-name="T1">なし</text:span></text:p><text:p><text:span text:style-name="T1"/></text:p></draw:text-box></draw:frame><draw:line draw:style-name="gr3" draw:text-style-name="P7" svg:x1="11.742cm" svg:y1="7.223cm" svg:x2="11.742cm" svg:y2="8.38cm"><text:p/></draw:line><draw:custom-shape draw:style-name="gr19" draw:text-style-name="P9" svg:width="7.224cm" svg:height="1.033cm" svg:x="8.082cm" svg:y="8.329cm"><text:p text:style-name="P8"><text:span text:style-name="T3">レコードの登録処理を行う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0" svg:x1="11.692cm" svg:y1="9.361cm" svg:x2="11.692cm" svg:y2="10.372cm"><text:p/></draw:line><draw:custom-shape draw:style-name="gr5" draw:text-style-name="P11" svg:width="2.77cm" svg:height="1.341cm" svg:x="10.287cm" svg:y="5.882cm"><text:p text:style-name="P7"><text:span text:style-name="T4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11" svg:width="2.77cm" svg:height="1.341cm" svg:x="10.41cm" svg:y="14.081cm"><text:p text:style-name="P7"><text:span text:style-name="T4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18" draw:text-style-name="P7" svg:x1="6.859cm" svg:y1="-0.115cm" svg:x2="6.859cm" svg:y2="25.541cm"><text:p/></draw:line><draw:line draw:style-name="gr3" draw:text-style-name="P7" svg:x1="11.703cm" svg:y1="1.252cm" svg:x2="11.703cm" svg:y2="2.086cm"><text:p/></draw:line><draw:custom-shape draw:style-name="gr21" draw:text-style-name="P9" svg:width="7.224cm" svg:height="1.223cm" svg:x="8.043cm" svg:y="2.076cm"><text:p text:style-name="P8"><text:span text:style-name="T2">レコード登録ボタン</text:span><text:span text:style-name="T3">のクリックイベントを</text:span></text:p><text:p text:style-name="P8"><text:span text:style-name="T3">登録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0" svg:x1="11.654cm" svg:y1="3.298cm" svg:x2="11.654cm" svg:y2="4.212cm"><text:p/></draw:line><draw:custom-shape draw:style-name="gr5" draw:text-style-name="P11" svg:width="2.77cm" svg:height="1.341cm" svg:x="10.248cm" svg:y="-0.087cm"><text:p text:style-name="P7"><text:span text:style-name="T4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11" svg:width="2.77cm" svg:height="1.341cm" svg:x="10.25cm" svg:y="4.157cm"><text:p text:style-name="P7"><text:span text:style-name="T4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9"><draw:custom-shape draw:style-name="gr24" draw:text-style-name="P23" svg:width="8.113cm" svg:height="2.622cm" svg:x="7.715cm" svg:y="10.311cm"><text:p text:style-name="P22"><text:span text:style-name="T5">disappearPage()</text:span></text:p><text:p text:style-name="P7"><text:span text:style-name="T5"/></text:p><text:p text:style-name="P7"><text:span text:style-name="T5"/></text:p><text:p text:style-name="P7"><text:span text:style-name="T5">今表示しているページを閉じる。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draw:style-name="gr11" draw:text-style-name="P7" svg:x1="8.65cm" svg:y1="11.521cm" svg:x2="14.853cm" svg:y2="11.521cm"><text:p/></draw:line><draw:frame draw:style-name="gr25" draw:text-style-name="P13" svg:width="1.271cm" svg:height="0.623cm" svg:x="14.619cm" svg:y="13.112cm"><draw:text-box><text:p><text:span text:style-name="T6">fig15</text:span></text:p></draw:text-box></draw:frame></draw:g><draw:line draw:style-name="gr18" draw:text-style-name="P7" svg:x1="6.859cm" svg:y1="-0.115cm" svg:x2="6.859cm" svg:y2="25.541cm"><text:p/></draw:line><draw:line draw:style-name="gr3" draw:text-style-name="P10" svg:x1="11.692cm" svg:y1="12.992cm" svg:x2="11.692cm" svg:y2="14.003cm"><text:p/></draw:line></draw:g></text:p>
      <text:p text:style-name="P1"><draw:g text:anchor-type="paragraph" draw:z-index="18" draw:style-name="gr1"><draw:frame draw:style-name="gr2" draw:text-style-name="P6" svg:width="6.751cm" svg:height="9.349cm" svg:x="0.109cm" svg:y="0.125cm"><draw:text-box><text:p><text:span text:style-name="T1">Fig92</text:span></text:p><text:p><text:span text:style-name="T1">関数名：</text:span><text:span text:style-name="T1">addNodeDevideButtonEvent</text:span></text:p><text:p><text:span text:style-name="T1">概要 <text:s/></text:span><text:span text:style-name="T1">:</text:span><text:span text:style-name="T1">ノード分割ボタンのイベント</text:span></text:p><text:p><text:span text:style-name="T1">　　　　　を登録する。</text:span></text:p><text:p><text:span text:style-name="T1">引数　</text:span><text:span text:style-name="T1">:</text:span><text:span text:style-name="T1">なし</text:span></text:p><text:p><text:span text:style-name="T1">戻り値</text:span><text:span text:style-name="T1">:</text:span><text:span text:style-name="T1">なし</text:span></text:p><text:p><text:span text:style-name="T1"/></text:p></draw:text-box></draw:frame><draw:line draw:style-name="gr3" draw:text-style-name="P7" svg:x1="11.742cm" svg:y1="7.223cm" svg:x2="11.742cm" svg:y2="8.38cm"><text:p/></draw:line><draw:custom-shape draw:style-name="gr19" draw:text-style-name="P9" svg:width="7.224cm" svg:height="1.033cm" svg:x="8.082cm" svg:y="8.329cm"><text:p text:style-name="P8"><text:span text:style-name="T3">ノード分割機能のダイアログを開く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0" svg:x1="11.692cm" svg:y1="9.361cm" svg:x2="11.692cm" svg:y2="10.372cm"><text:p/></draw:line><draw:custom-shape draw:style-name="gr5" draw:text-style-name="P11" svg:width="2.77cm" svg:height="1.341cm" svg:x="10.287cm" svg:y="5.882cm"><text:p text:style-name="P7"><text:span text:style-name="T4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11" svg:width="2.77cm" svg:height="1.341cm" svg:x="10.26cm" svg:y="10.257cm"><text:p text:style-name="P7"><text:span text:style-name="T4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18" draw:text-style-name="P7" svg:x1="6.859cm" svg:y1="-0.115cm" svg:x2="6.859cm" svg:y2="25.541cm"><text:p/></draw:line><draw:line draw:style-name="gr3" draw:text-style-name="P7" svg:x1="11.703cm" svg:y1="1.252cm" svg:x2="11.703cm" svg:y2="2.086cm"><text:p/></draw:line><draw:custom-shape draw:style-name="gr21" draw:text-style-name="P9" svg:width="7.224cm" svg:height="1.223cm" svg:x="8.043cm" svg:y="2.076cm"><text:p text:style-name="P8"><text:span text:style-name="T2">ノード分割ボタン</text:span><text:span text:style-name="T3">のクリックイベントを</text:span></text:p><text:p text:style-name="P8"><text:span text:style-name="T3">登録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0" svg:x1="11.654cm" svg:y1="3.298cm" svg:x2="11.654cm" svg:y2="4.212cm"><text:p/></draw:line><draw:custom-shape draw:style-name="gr5" draw:text-style-name="P11" svg:width="2.77cm" svg:height="1.341cm" svg:x="10.248cm" svg:y="-0.087cm"><text:p text:style-name="P7"><text:span text:style-name="T4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11" svg:width="2.77cm" svg:height="1.341cm" svg:x="10.25cm" svg:y="4.157cm"><text:p text:style-name="P7"><text:span text:style-name="T4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18" draw:text-style-name="P7" svg:x1="6.859cm" svg:y1="-0.115cm" svg:x2="6.859cm" svg:y2="25.541cm"><text:p/></draw:line></draw:g></text:p>
      <text:p text:style-name="P1"><draw:g text:anchor-type="paragraph" draw:z-index="19" draw:style-name="gr1"><draw:frame draw:style-name="gr2" draw:text-style-name="P6" svg:width="6.751cm" svg:height="9.349cm" svg:x="0.109cm" svg:y="0.125cm"><draw:text-box><text:p><text:span text:style-name="T1">Fig93</text:span></text:p><text:p><text:span text:style-name="T1">関数名：</text:span><text:span text:style-name="T1">addComboBoxCloseEvent</text:span></text:p><text:p><text:span text:style-name="T1">概要 <text:s/></text:span><text:span text:style-name="T1">:</text:span><text:span text:style-name="T1">コンボボックス以外をクリッ</text:span></text:p><text:p><text:span text:style-name="T1">　　　　　クしてコンボボックスのプル</text:span></text:p><text:p><text:span text:style-name="T1">　　　　　ダウンメニューを閉じるため</text:span></text:p><text:p><text:span text:style-name="T1">　　　　　のイベントを登録する。</text:span></text:p><text:p><text:span text:style-name="T1">引数　</text:span><text:span text:style-name="T1">:</text:span><text:span text:style-name="T1">なし</text:span></text:p><text:p><text:span text:style-name="T1">戻り値</text:span><text:span text:style-name="T1">:</text:span><text:span text:style-name="T1">なし</text:span></text:p><text:p><text:span text:style-name="T1"/></text:p><text:p><text:span text:style-name="T1">変数</text:span></text:p><text:p><text:span text:style-name="T1">　</text:span><text:span text:style-name="T1">var $tg:</text:span><text:span text:style-name="T1">イベントのターゲットとなる</text:span></text:p><text:p><text:span text:style-name="T1">　　要素。</text:span></text:p></draw:text-box></draw:frame><draw:line draw:style-name="gr3" draw:text-style-name="P7" svg:x1="11.742cm" svg:y1="7.223cm" svg:x2="11.742cm" svg:y2="8.38cm"><text:p/></draw:line><draw:custom-shape draw:style-name="gr19" draw:text-style-name="P9" svg:width="7.224cm" svg:height="1.033cm" svg:x="8.082cm" svg:y="8.329cm"><text:p text:style-name="P8"><text:span text:style-name="T3">$tg</text:span><text:span text:style-name="T3">にイベントオブジェクトから取得した、</text:span></text:p><text:p text:style-name="P8"><text:span text:style-name="T3">このクリックイベントの元の要素を格納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0" svg:x1="11.692cm" svg:y1="9.361cm" svg:x2="11.692cm" svg:y2="10.372cm"><text:p/></draw:line><draw:custom-shape draw:style-name="gr5" draw:text-style-name="P11" svg:width="2.77cm" svg:height="1.341cm" svg:x="10.287cm" svg:y="5.882cm"><text:p text:style-name="P7"><text:span text:style-name="T4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11" svg:width="2.77cm" svg:height="1.341cm" svg:x="10.297cm" svg:y="16.868cm"><text:p text:style-name="P7"><text:span text:style-name="T4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18" draw:text-style-name="P7" svg:x1="6.859cm" svg:y1="-0.115cm" svg:x2="6.859cm" svg:y2="25.541cm"><text:p/></draw:line><draw:line draw:style-name="gr3" draw:text-style-name="P7" svg:x1="11.703cm" svg:y1="1.252cm" svg:x2="11.703cm" svg:y2="2.086cm"><text:p/></draw:line><draw:custom-shape draw:style-name="gr21" draw:text-style-name="P9" svg:width="7.224cm" svg:height="1.223cm" svg:x="8.043cm" svg:y="2.076cm"><text:p text:style-name="P8"><text:span text:style-name="T2">ドキュメント全体</text:span><text:span text:style-name="T3">のクリックイベントを</text:span></text:p><text:p text:style-name="P8"><text:span text:style-name="T3">登録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0" svg:x1="11.654cm" svg:y1="3.298cm" svg:x2="11.654cm" svg:y2="4.212cm"><text:p/></draw:line><draw:custom-shape draw:style-name="gr5" draw:text-style-name="P11" svg:width="2.77cm" svg:height="1.341cm" svg:x="10.248cm" svg:y="-0.087cm"><text:p text:style-name="P7"><text:span text:style-name="T4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11" svg:width="2.77cm" svg:height="1.341cm" svg:x="10.25cm" svg:y="4.157cm"><text:p text:style-name="P7"><text:span text:style-name="T4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18" draw:text-style-name="P7" svg:x1="6.859cm" svg:y1="-0.115cm" svg:x2="6.859cm" svg:y2="25.541cm"><text:p/></draw:line><draw:line draw:style-name="gr3" draw:text-style-name="P10" svg:x1="11.7cm" svg:y1="15.194cm" svg:x2="11.7cm" svg:y2="16.933cm"><text:p/></draw:line><draw:line draw:style-name="gr3" draw:text-style-name="P10" svg:x1="11.645cm" svg:y1="12.061cm" svg:x2="11.645cm" svg:y2="13.038cm"><text:p/></draw:line><draw:frame draw:style-name="gr8" svg:width="0.602cm" svg:height="0.627cm" svg:x="15.084cm" svg:y="10.712cm"><draw:text-box><text:p>N</text:p></draw:text-box></draw:frame><draw:custom-shape draw:style-name="gr22" draw:text-style-name="P14" svg:width="6.19cm" svg:height="2.514cm" svg:x="8.574cm" svg:y="10.308cm"><text:p text:style-name="P7"><text:span text:style-name="T7">コンボボックス関係を</text:span></text:p><text:p text:style-name="P7"><text:span text:style-name="T7">の要素をクリックした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polyline draw:style-name="gr23" draw:text-style-name="P7" svg:width="5.296cm" svg:height="4.312cm" svg:x="11.7cm" svg:y="11.624cm" svg:viewBox="0 0 5297 4313" draw:points="3064,0 5297,0 5297,4313 0,4313"><text:p/></draw:polyline><draw:frame draw:style-name="gr8" svg:width="0.602cm" svg:height="0.627cm" svg:x="12.384cm" svg:y="13.105cm"><draw:text-box><text:p>Y</text:p></draw:text-box></draw:frame><draw:line draw:style-name="gr3" draw:text-style-name="P10" svg:x1="11.645cm" svg:y1="12.821cm" svg:x2="11.649cm" svg:y2="13.763cm"><text:p/></draw:line><draw:custom-shape draw:style-name="gr48" draw:text-style-name="P9" svg:width="7.224cm" svg:height="1.407cm" svg:x="8.082cm" svg:y="13.788cm"><text:p text:style-name="P8"><text:span text:style-name="T3">コンボボックスのプルダウンメニューを</text:span></text:p><text:p text:style-name="P8"><text:span text:style-name="T3">閉じる。</text:span></text:p><draw:enhanced-geometry svg:viewBox="0 0 21600 21600" draw:glue-points="10800 0 0 10800 10800 21600 21600 10800" draw:type="flowchart-process" draw:enhanced-path="M 0 0 L 21600 0 21600 21600 0 21600 0 0 Z N"/></draw:custom-shape></draw:g></text:p>
      <text:p text:style-name="P1"><draw:g text:anchor-type="paragraph" draw:z-index="20" draw:style-name="gr1"><draw:frame draw:style-name="gr2" draw:text-style-name="P6" svg:width="6.751cm" svg:height="9.349cm" svg:x="0.109cm" svg:y="0.125cm"><draw:text-box><text:p><text:span text:style-name="T1">Fig94</text:span></text:p><text:p><text:span text:style-name="T1">関数名：</text:span><text:span text:style-name="T1">closeChooseListSaveDialog</text:span></text:p><text:p><text:span text:style-name="T1">概要 <text:s/></text:span><text:span text:style-name="T1">:</text:span><text:span text:style-name="T1">レコード保存確認ダイアログ</text:span></text:p><text:p><text:span text:style-name="T1">　　　　　を閉じる。</text:span></text:p><text:p><text:span text:style-name="T1">引数　</text:span><text:span text:style-name="T1">:Element dialog:</text:span><text:span text:style-name="T1">ダイアログ</text:span></text:p><text:p><text:span text:style-name="T1">　　　　　の要素。</text:span></text:p><text:p><text:span text:style-name="T1">戻り値</text:span><text:span text:style-name="T1">:</text:span><text:span text:style-name="T1">なし</text:span></text:p><text:p><text:span text:style-name="T1"/></text:p><text:p><text:span text:style-name="T1">変数</text:span></text:p><text:p><text:span text:style-name="T1">　</text:span><text:span text:style-name="T1">var fig:</text:span><text:span text:style-name="T1">イベントのターゲットとなる</text:span></text:p><text:p><text:span text:style-name="T1">　　要素。</text:span></text:p><text:p><text:span text:style-name="T1">　</text:span><text:span text:style-name="T1">var figs:</text:span><text:span text:style-name="T1">各画面のリスト編集フラグ</text:span></text:p><text:p><text:span text:style-name="T1">　　の、画面に対応するビット数を格</text:span></text:p><text:p><text:span text:style-name="T1">　　納した連想配列。</text:span></text:p><text:p><text:span text:style-name="T1">　</text:span><text:span text:style-name="T1">var isChange:</text:span><text:span text:style-name="T1">リスト編集フラグを</text:span></text:p><text:p><text:span text:style-name="T1">　　　管理する数値。</text:span></text:p></draw:text-box></draw:frame><draw:line draw:style-name="gr3" draw:text-style-name="P7" svg:x1="11.742cm" svg:y1="5.791cm" svg:x2="11.742cm" svg:y2="6.948cm"><text:p/></draw:line><draw:custom-shape draw:style-name="gr49" draw:text-style-name="P9" svg:width="7.224cm" svg:height="1.622cm" svg:x="8.082cm" svg:y="4.169cm"><text:p text:style-name="P8"><text:span text:style-name="T3">現在表示されている画面の</text:span><text:span text:style-name="T3">ID</text:span><text:span text:style-name="T3">を取得</text:span></text:p><text:p text:style-name="P8"><text:span text:style-name="T3">して</text:span><text:span text:style-name="T3">fig</text:span><text:span text:style-name="T3">に格納する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" draw:text-style-name="P11" svg:width="2.77cm" svg:height="1.341cm" svg:x="10.297cm" svg:y="13.934cm"><text:p text:style-name="P7"><text:span text:style-name="T4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18" draw:text-style-name="P7" svg:x1="6.859cm" svg:y1="-0.115cm" svg:x2="6.859cm" svg:y2="25.541cm"><text:p/></draw:line><draw:line draw:style-name="gr3" draw:text-style-name="P7" svg:x1="11.703cm" svg:y1="1.252cm" svg:x2="11.703cm" svg:y2="2.086cm"><text:p/></draw:line><draw:custom-shape draw:style-name="gr21" draw:text-style-name="P9" svg:width="7.224cm" svg:height="1.223cm" svg:x="8.043cm" svg:y="2.076cm"><text:p text:style-name="P8"><text:span text:style-name="T3">ダイアログを閉じ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0" svg:x1="11.654cm" svg:y1="3.298cm" svg:x2="11.654cm" svg:y2="4.212cm"><text:p/></draw:line><draw:custom-shape draw:style-name="gr5" draw:text-style-name="P11" svg:width="2.77cm" svg:height="1.341cm" svg:x="10.248cm" svg:y="-0.087cm"><text:p text:style-name="P7"><text:span text:style-name="T4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18" draw:text-style-name="P7" svg:x1="6.859cm" svg:y1="-0.115cm" svg:x2="6.859cm" svg:y2="25.541cm"><text:p/></draw:line><draw:line draw:style-name="gr3" draw:text-style-name="P10" svg:x1="11.7cm" svg:y1="12.264cm" svg:x2="11.7cm" svg:y2="14.003cm"><text:p/></draw:line><draw:custom-shape draw:style-name="gr49" draw:text-style-name="P9" svg:width="7.224cm" svg:height="1.622cm" svg:x="8.082cm" svg:y="6.881cm"><text:p text:style-name="P8"><text:span text:style-name="T3">画面名に対応するフラグのビット数の整数値</text:span></text:p><text:p text:style-name="P8"><text:span text:style-name="T3">を</text:span><text:span text:style-name="T3">figs</text:span><text:span text:style-name="T3">から取得し、</text:span><text:span text:style-name="T3">isChange</text:span><text:span text:style-name="T3">から引く。</text:span></text:p><draw:enhanced-geometry svg:viewBox="0 0 21600 21600" draw:glue-points="10800 0 0 10800 10800 21600 21600 10800" draw:type="flowchart-process" draw:enhanced-path="M 0 0 L 21600 0 21600 21600 0 21600 0 0 Z N"/></draw:custom-shape><draw:g draw:style-name="gr9"><draw:custom-shape draw:style-name="gr24" draw:text-style-name="P23" svg:width="8.113cm" svg:height="2.622cm" svg:x="7.715cm" svg:y="9.643cm"><text:p text:style-name="P22"><text:span text:style-name="T5">disappearPage()</text:span></text:p><text:p text:style-name="P7"><text:span text:style-name="T5"/></text:p><text:p text:style-name="P7"><text:span text:style-name="T5"/></text:p><text:p text:style-name="P7"><text:span text:style-name="T5">今表示しているページを閉じる。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draw:style-name="gr11" draw:text-style-name="P7" svg:x1="8.65cm" svg:y1="10.853cm" svg:x2="14.853cm" svg:y2="10.853cm"><text:p/></draw:line><draw:frame draw:style-name="gr25" draw:text-style-name="P13" svg:width="1.271cm" svg:height="0.623cm" svg:x="14.619cm" svg:y="12.444cm"><draw:text-box><text:p><text:span text:style-name="T6">fig15</text:span></text:p></draw:text-box></draw:frame></draw:g><draw:line draw:style-name="gr3" draw:text-style-name="P10" svg:x1="11.7cm" svg:y1="8.502cm" svg:x2="11.7cm" svg:y2="9.643cm"><text:p/></draw:line></draw:g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4" svg:font-family="Mangal"/>
    <style:font-face style:name="Monaco" svg:font-family="Monaco"/>
    <style:font-face style:name="F" svg:font-family="" style:font-family-generic="roman"/>
    <style:font-face style:name="Arial Unicode MS1" svg:font-family="'Arial Unicode MS'" style:font-family-generic="swiss"/>
    <style:font-face style:name="Liberation Serif2" svg:font-family="'Liberation Serif'" style:font-pitch="variable"/>
    <style:font-face style:name="Mangal3" svg:font-family="Mangal" style:font-pitch="variable"/>
    <style:font-face style:name="Monaco1" svg:font-family="Monaco" style:font-pitch="variable"/>
    <style:font-face style:name="メイリオ2" svg:font-family="メイリオ" style:font-pitch="variable"/>
    <style:font-face style:name="ＭＳ ゴシック" svg:font-family="'ＭＳ ゴシック'" style:font-pitch="variable"/>
    <style:font-face style:name="ＭＳ Ｐゴシック" svg:font-family="'ＭＳ Ｐゴシック'" style:font-pitch="variable"/>
    <style:font-face style:name="ＭＳ Ｐ明朝3" svg:font-family="'ＭＳ Ｐ明朝'" style:font-pitch="variable"/>
    <style:font-face style:name="Liberation Serif1" svg:font-family="'Liberation Serif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2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Mangal2" svg:font-family="Mang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標準" style:font-family-generic="swiss" style:font-pitch="variable"/>
    <style:font-face style:name="ＭＳ Ｐゴシック1" svg:font-family="'ＭＳ Ｐゴシック'" style:font-family-generic="swiss" style:font-pitch="variable"/>
    <style:font-face style:name="ＭＳ Ｐ明朝1" svg:font-family="'ＭＳ Ｐ明朝'" style:font-family-generic="swiss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Tahoma2" svg:font-family="Tahoma" style:font-family-generic="system" style:font-pitch="variable"/>
    <style:font-face style:name="ＭＳ Ｐゴシック2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線の終点_20_1" draw:display-name="線の終点 1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メイリオ" fo:font-family="メイリオ" style:font-style-name="レギュラー" style:font-family-generic="modern" style:font-pitch="variable" fo:font-size="9pt" style:font-name-asian="メイリオ" style:font-family-asian="メイリオ" style:font-style-name-asian="レギュラー" style:font-family-generic-asian="modern" style:font-pitch-asian="variable" style:font-size-asian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2" style:font-family-asian="'ＭＳ Ｐゴシック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4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4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4" style:font-family-complex="Mangal"/>
    </style:style>
    <style:style style:name="_3f__3f_" style:display-name="??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shadow="none" style:writing-mode="lr-tb"/>
      <style:text-properties fo:color="#000000" style:text-outline="false" style:text-line-through-style="none" style:text-line-through-type="none" style:font-name="メイリオ" fo:font-family="メイリオ" style:font-style-name="レギュラー" style:font-family-generic="modern" style:font-pitch="variable" fo:font-size="9pt" fo:font-style="normal" fo:text-shadow="none" style:text-underline-style="none" fo:font-weight="normal" style:letter-kerning="true" style:font-name-asian="メイリオ" style:font-family-asian="メイリオ" style:font-style-name-asian="レギュラー" style:font-family-generic-asian="modern" style:font-pitch-asian="variable" style:font-size-asian="9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3f__3f__3f__3f__3f_" style:display-name="????????????" style:family="paragraph" style:parent-style-name="_3f__3f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" style:display-name="?????????" style:family="paragraph" style:parent-style-name="_3f__3f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3f__3f__3f__3f_" style:display-name="?????????????" style:family="paragraph" style:parent-style-name="_3f__3f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3f__3f__3f__3f__3f__3f__3f_" style:display-name="????????????????" style:family="paragraph" style:parent-style-name="_3f__3f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" style:display-name="????" style:family="paragraph" style:parent-style-name="_3f__3f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" style:display-name="??????" style:family="paragraph" style:parent-style-name="_3f__3f_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" style:display-name="???????" style:family="paragraph" style:parent-style-name="_3f__3f_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20_1" style:display-name="???? 1" style:family="paragraph" style:parent-style-name="_3f__3f_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20_2" style:display-name="???? 2" style:family="paragraph" style:parent-style-name="_3f__3f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" style:display-name="???" style:family="paragraph" style:parent-style-name="_3f__3f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20_1" style:display-name="??? 1" style:family="paragraph" style:parent-style-name="_3f__3f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20_2" style:display-name="??? 2" style:family="paragraph" style:parent-style-name="_3f__3f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7e_LT_7e_Gliederung_20_1" style:display-name="??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7e_LT_7e_Gliederung_20_2" style:display-name="??~LT~Gliederung 2" style:family="paragraph" style:parent-style-name="_3f__3f_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7e_LT_7e_Gliederung_20_3" style:display-name="??~LT~Gliederung 3" style:family="paragraph" style:parent-style-name="_3f__3f_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7e_LT_7e_Gliederung_20_4" style:display-name="??~LT~Gliederung 4" style:family="paragraph" style:parent-style-name="_3f__3f_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7e_LT_7e_Gliederung_20_5" style:display-name="??~LT~Gliederung 5" style:family="paragraph" style:parent-style-name="_3f__3f_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7e_LT_7e_Gliederung_20_6" style:display-name="??~LT~Gliederung 6" style:family="paragraph" style:parent-style-name="_3f__3f_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7e_LT_7e_Gliederung_20_7" style:display-name="??~LT~Gliederung 7" style:family="paragraph" style:parent-style-name="_3f__3f_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7e_LT_7e_Gliederung_20_8" style:display-name="??~LT~Gliederung 8" style:family="paragraph" style:parent-style-name="_3f__3f_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7e_LT_7e_Gliederung_20_9" style:display-name="??~LT~Gliederung 9" style:family="paragraph" style:parent-style-name="_3f__3f_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7e_LT_7e_Titel" style:display-name="??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7e_LT_7e_Untertitel" style:display-name="??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7e_LT_7e_Notizen" style:display-name="??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7e_LT_7e_Hintergrundobjekte" style:display-name="??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f__3f__7e_LT_7e_Hintergrund" style:display-name="??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メイリオ" fo:font-family="メイリオ" style:font-style-name="レギュラー" style:font-family-generic="modern" style:font-pitch="variable" fo:font-size="9pt" style:letter-kerning="true" style:font-name-asian="メイリオ" style:font-family-asian="メイリオ" style:font-style-name-asian="レギュラー" style:font-family-generic-asian="modern" style:font-pitch-asian="variable" style:font-size-asian="9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_3f__3f__3f__3f__3f__3f__20_1" style:display-name="??????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20_2" style:display-name="?????? 2" style:family="paragraph" style:parent-style-name="_3f__3f__3f__3f__3f__3f_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3f__3f__3f__3f__20_3" style:display-name="?????? 3" style:family="paragraph" style:parent-style-name="_3f__3f__3f__3f__3f__3f_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20_4" style:display-name="?????? 4" style:family="paragraph" style:parent-style-name="_3f__3f__3f__3f__3f__3f_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5" style:display-name="?????? 5" style:family="paragraph" style:parent-style-name="_3f__3f__3f__3f__3f__3f_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6" style:display-name="?????? 6" style:family="paragraph" style:parent-style-name="_3f__3f__3f__3f__3f__3f_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7" style:display-name="?????? 7" style:family="paragraph" style:parent-style-name="_3f__3f__3f__3f__3f__3f_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8" style:display-name="?????? 8" style:family="paragraph" style:parent-style-name="_3f__3f__3f__3f__3f__3f_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9" style:display-name="?????? 9" style:family="paragraph" style:parent-style-name="_3f__3f__3f__3f__3f__3f_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8T14:25:08.428000000</meta:creation-date>
    <meta:generator>LibreOffice/4.3.2.2$MacOSX_X86_64 LibreOffice_project/edfb5295ba211bd31ad47d0bad0118690f76407d</meta:generator>
    <dc:date>2015-04-29T22:02:43.274751000</dc:date>
    <meta:editing-duration>PT10H27M27S</meta:editing-duration>
    <meta:editing-cycles>81</meta:editing-cycles>
    <meta:document-statistic meta:table-count="0" meta:image-count="0" meta:object-count="0" meta:page-count="21" meta:paragraph-count="0" meta:word-count="0" meta:character-count="0" meta:non-whitespace-character-count="0"/>
  </office:meta>
</office:document-meta>
</file>